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622cm"/>
    </style:style>
    <style:style style:name="co9" style:family="table-column">
      <style:table-column-properties fo:break-before="auto" style:column-width="15.095cm"/>
    </style:style>
    <style:style style:name="co10" style:family="table-column">
      <style:table-column-properties fo:break-before="auto" style:column-width="5.973cm"/>
    </style:style>
    <style:style style:name="co11" style:family="table-column">
      <style:table-column-properties fo:break-before="auto" style:column-width="10.901cm"/>
    </style:style>
    <style:style style:name="co12" style:family="table-column">
      <style:table-column-properties fo:break-before="auto" style:column-width="8.913cm"/>
    </style:style>
    <style:style style:name="co13" style:family="table-column">
      <style:table-column-properties fo:break-before="auto" style:column-width="8.232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2.291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6.473cm"/>
    </style:style>
    <style:style style:name="co18" style:family="table-column">
      <style:table-column-properties fo:break-before="auto" style:column-width="4.881cm"/>
    </style:style>
    <style:style style:name="co19" style:family="table-column">
      <style:table-column-properties fo:break-before="auto" style:column-width="1.251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1.3cm" fo:break-before="auto" style:use-optimal-row-height="false"/>
    </style:style>
    <style:style style:name="ro5" style:family="table-row">
      <style:table-row-properties style:row-height="1.3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ppearingStudentEligibilityRep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ize="14pt" style:font-size-asian="14pt" style:font-size-complex="14pt"/>
    </style:style>
    <style:style style:name="ce18" style:family="table-cell" style:parent-style-name="Default">
      <style:table-cell-properties fo:border="0.99pt solid #000000" style:vertical-align="middle"/>
      <style:text-properties fo:font-size="14pt" style:font-size-asian="14pt" style:font-size-complex="14pt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order="0.99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RegNo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Sess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oshy Shibu Thomas</text:p>
          </table:table-cell>
          <table:table-cell table:style-name="ce3" office:value-type="string" calcext:value-type="string">
            <text:p>ADR16CS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m <text:s/>Antony</text:p>
          </table:table-cell>
          <table:table-cell table:style-name="ce3" office:value-type="string" calcext:value-type="string">
            <text:p>AEC18CE02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erin P Syam</text:p>
          </table:table-cell>
          <table:table-cell table:style-name="ce3" office:value-type="string" calcext:value-type="string">
            <text:p>BMC16AE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Antony</text:p>
          </table:table-cell>
          <table:table-cell table:style-name="ce3" office:value-type="string" calcext:value-type="string">
            <text:p>BTE15CS01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Francis Chettupuzhakaren</text:p>
          </table:table-cell>
          <table:table-cell table:style-name="ce3" office:value-type="string" calcext:value-type="string">
            <text:p>CEC15CS0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jitha S Kumar</text:p>
          </table:table-cell>
          <table:table-cell table:style-name="ce3" office:value-type="string" calcext:value-type="string">
            <text:p>FIT16EC01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lvin <text:s/>Devassy</text:p>
          </table:table-cell>
          <table:table-cell table:style-name="ce3" office:value-type="string" calcext:value-type="string">
            <text:p>FIT17CE07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Menon P P <text:s/></text:p>
          </table:table-cell>
          <table:table-cell table:style-name="ce3" office:value-type="string" calcext:value-type="string">
            <text:p>IES16ME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E S</text:p>
          </table:table-cell>
          <table:table-cell table:style-name="ce3" office:value-type="string" calcext:value-type="string">
            <text:p>KIT16CS00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mon <text:s/>Shaji</text:p>
          </table:table-cell>
          <table:table-cell table:style-name="ce3" office:value-type="string" calcext:value-type="string">
            <text:p>MBC16EC03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Varghese</text:p>
          </table:table-cell>
          <table:table-cell table:style-name="ce3" office:value-type="string" calcext:value-type="string">
            <text:p>MBT15CS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dul Sahad M S</text:p>
          </table:table-cell>
          <table:table-cell table:style-name="ce3" office:value-type="string" calcext:value-type="string">
            <text:p>MDL16EBE00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shaan K S</text:p>
          </table:table-cell>
          <table:table-cell table:style-name="ce3" office:value-type="string" calcext:value-type="string">
            <text:p>MDL18CS04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nu <text:s/>Jude</text:p>
          </table:table-cell>
          <table:table-cell table:style-name="ce3" office:value-type="string" calcext:value-type="string">
            <text:p>MNR17CS01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<text:s/>P S</text:p>
          </table:table-cell>
          <table:table-cell table:style-name="ce3" office:value-type="string" calcext:value-type="string">
            <text:p>NCE16EC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olbin <text:s/>Jojo</text:p>
          </table:table-cell>
          <table:table-cell table:style-name="ce3" office:value-type="string" calcext:value-type="string">
            <text:p>NSS16IC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ameemul Ansari Cn</text:p>
          </table:table-cell>
          <table:table-cell table:style-name="ce3" office:value-type="string" calcext:value-type="string">
            <text:p>NSS17ME10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beeb Kizhakke Peedikayil</text:p>
          </table:table-cell>
          <table:table-cell table:style-name="ce3" office:value-type="string" calcext:value-type="string">
            <text:p>SCM16EE03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vel <text:s/>Jose</text:p>
          </table:table-cell>
          <table:table-cell table:style-name="ce3" office:value-type="string" calcext:value-type="string">
            <text:p>SJC16CS06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shi A R</text:p>
          </table:table-cell>
          <table:table-cell table:style-name="ce3" office:value-type="string" calcext:value-type="string">
            <text:p>TOC15EE03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K Antony</text:p>
          </table:table-cell>
          <table:table-cell table:style-name="ce3" office:value-type="string" calcext:value-type="string">
            <text:p>TOC15ME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fil Mon Martin</text:p>
          </table:table-cell>
          <table:table-cell table:style-name="ce3" office:value-type="string" calcext:value-type="string">
            <text:p>TOC16EC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Anas </text:p>
          </table:table-cell>
          <table:table-cell table:style-name="ce3" office:value-type="string" calcext:value-type="string">
            <text:p>VML16CE06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chin S </text:p>
          </table:table-cell>
          <table:table-cell table:style-name="ce3" office:value-type="string" calcext:value-type="string">
            <text:p>YCE15ME09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/>
          <table:table-cell table:formula="of:=54/18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1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1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khesh <text:s/>S</text:p>
          </table:table-cell>
          <table:table-cell table:style-name="ce3" office:value-type="string" calcext:value-type="string">
            <text:p>MDL16EE04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 Vipin <text:s/>Kumar</text:p>
          </table:table-cell>
          <table:table-cell table:style-name="ce3" office:value-type="string" calcext:value-type="string">
            <text:p>MDL18EE05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y J John</text:p>
          </table:table-cell>
          <table:table-cell table:style-name="ce3" office:value-type="string" calcext:value-type="string">
            <text:p>FIT16EC06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zal T K</text:p>
          </table:table-cell>
          <table:table-cell table:style-name="ce3" office:value-type="string" calcext:value-type="string">
            <text:p>MDL15EC07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kumar <text:s/>R</text:p>
          </table:table-cell>
          <table:table-cell table:style-name="ce3" office:value-type="string" calcext:value-type="string">
            <text:p>MDL17EC07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<text:s/>Salih</text:p>
          </table:table-cell>
          <table:table-cell table:style-name="ce3" office:value-type="string" calcext:value-type="string">
            <text:p>MDL18EBE04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ras V M</text:p>
          </table:table-cell>
          <table:table-cell table:style-name="ce3" office:value-type="string" calcext:value-type="string">
            <text:p>TCE16CH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oosh <text:s/>Muhammed</text:p>
          </table:table-cell>
          <table:table-cell table:style-name="ce3" office:value-type="string" calcext:value-type="string">
            <text:p>TKI16BM01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M B</text:p>
          </table:table-cell>
          <table:table-cell table:style-name="ce3" office:value-type="string" calcext:value-type="string">
            <text:p>TOC16EC00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mal <text:s/>Latheef</text:p>
          </table:table-cell>
          <table:table-cell table:style-name="ce3" office:value-type="string" calcext:value-type="string">
            <text:p>ADR18CS00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era <text:s/>Joy</text:p>
          </table:table-cell>
          <table:table-cell table:style-name="ce3" office:value-type="string" calcext:value-type="string">
            <text:p>KIT16CS01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ikrishna <text:s/>S</text:p>
          </table:table-cell>
          <table:table-cell table:style-name="ce3" office:value-type="string" calcext:value-type="string">
            <text:p>VPE15CS03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E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al <text:s/>Rajan</text:p>
          </table:table-cell>
          <table:table-cell table:style-name="ce3" office:value-type="string" calcext:value-type="string">
            <text:p>AJC16EC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ranay <text:s/>Prince</text:p>
          </table:table-cell>
          <table:table-cell table:style-name="ce3" office:value-type="string" calcext:value-type="string">
            <text:p>CHN17CS09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amanna Parveen. C.M</text:p>
          </table:table-cell>
          <table:table-cell table:style-name="ce3" office:value-type="string" calcext:value-type="string">
            <text:p>IES15CE04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Raj</text:p>
          </table:table-cell>
          <table:table-cell table:style-name="ce3" office:value-type="string" calcext:value-type="string">
            <text:p>MDL18EC1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Abdul Majeed Pulath</text:p>
          </table:table-cell>
          <table:table-cell table:style-name="ce3" office:value-type="string" calcext:value-type="string">
            <text:p>MDL18EE04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ul <text:s/>Venugopal</text:p>
          </table:table-cell>
          <table:table-cell table:style-name="ce3" office:value-type="string" calcext:value-type="string">
            <text:p>SCM17EE0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Bipin</text:p>
          </table:table-cell>
          <table:table-cell table:style-name="ce3" office:value-type="string" calcext:value-type="string">
            <text:p>TOC17CE05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M Y</text:p>
          </table:table-cell>
          <table:table-cell table:style-name="ce3" office:value-type="string" calcext:value-type="string">
            <text:p>IDK17ME0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mal <text:s/>Latheef</text:p>
          </table:table-cell>
          <table:table-cell table:style-name="ce3" office:value-type="string" calcext:value-type="string">
            <text:p>ADR18CS003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t Paul <text:s/></text:p>
          </table:table-cell>
          <table:table-cell table:style-name="ce3" office:value-type="string" calcext:value-type="string">
            <text:p>SHR16CS028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M S</text:p>
          </table:table-cell>
          <table:table-cell table:style-name="ce3" office:value-type="string" calcext:value-type="string">
            <text:p>AIK18E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bu George Philip</text:p>
          </table:table-cell>
          <table:table-cell table:style-name="ce3" office:value-type="string" calcext:value-type="string">
            <text:p>PTA16CS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bila. <text:s/>P</text:p>
          </table:table-cell>
          <table:table-cell table:style-name="ce3" office:value-type="string" calcext:value-type="string">
            <text:p>RCE15CS09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Satheesh C</text:p>
          </table:table-cell>
          <table:table-cell table:style-name="ce3" office:value-type="string" calcext:value-type="string">
            <text:p>RCE16A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alakrishnan <text:s/>P</text:p>
          </table:table-cell>
          <table:table-cell table:style-name="ce3" office:value-type="string" calcext:value-type="string">
            <text:p>SCM16AU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beeb Kizhakke Peedikayil</text:p>
          </table:table-cell>
          <table:table-cell table:style-name="ce3" office:value-type="string" calcext:value-type="string">
            <text:p>SCM16EE03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M B</text:p>
          </table:table-cell>
          <table:table-cell table:style-name="ce3" office:value-type="string" calcext:value-type="string">
            <text:p>TOC16EC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Francis Chettupuzhakaren</text:p>
          </table:table-cell>
          <table:table-cell table:style-name="ce3" office:value-type="string" calcext:value-type="string">
            <text:p>CEC15CS00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Shaliq </text:p>
          </table:table-cell>
          <table:table-cell table:style-name="ce3" office:value-type="string" calcext:value-type="string">
            <text:p>KME17CE047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win V Paul</text:p>
          </table:table-cell>
          <table:table-cell table:style-name="ce3" office:value-type="string" calcext:value-type="string">
            <text:p>VJC18CS03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rthika <text:s/>S</text:p>
          </table:table-cell>
          <table:table-cell table:style-name="ce3" office:value-type="string" calcext:value-type="string">
            <text:p>MLM15CS055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dhi Vinayak K N</text:p>
          </table:table-cell>
          <table:table-cell table:style-name="ce3" office:value-type="string" calcext:value-type="string">
            <text:p>RCE17ME035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 T Prasad</text:p>
          </table:table-cell>
          <table:table-cell table:style-name="ce3" office:value-type="string" calcext:value-type="string">
            <text:p>SGI17CE01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<text:s/>Raj</text:p>
          </table:table-cell>
          <table:table-cell table:style-name="ce3" office:value-type="string" calcext:value-type="string">
            <text:p>TKI16CS021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S Muhammed Lilaquath</text:p>
          </table:table-cell>
          <table:table-cell table:style-name="ce3" office:value-type="string" calcext:value-type="string">
            <text:p>VJC16IT03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M S</text:p>
          </table:table-cell>
          <table:table-cell table:style-name="ce3" office:value-type="string" calcext:value-type="string">
            <text:p>AIK18E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ved <text:s/>Vemmarakkottil</text:p>
          </table:table-cell>
          <table:table-cell table:style-name="ce3" office:value-type="string" calcext:value-type="string">
            <text:p>ASI15ME08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bin <text:s/>Babu</text:p>
          </table:table-cell>
          <table:table-cell table:style-name="ce3" office:value-type="string" calcext:value-type="string">
            <text:p>BMC16AE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eeyush <text:s/>K</text:p>
          </table:table-cell>
          <table:table-cell table:style-name="ce3" office:value-type="string" calcext:value-type="string">
            <text:p>CEC16CS05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zeen <text:s/>Sajeel</text:p>
          </table:table-cell>
          <table:table-cell table:style-name="ce3" office:value-type="string" calcext:value-type="string">
            <text:p>CHN16EC08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Giffry <text:s/>Shareef A M</text:p>
          </table:table-cell>
          <table:table-cell table:style-name="ce3" office:value-type="string" calcext:value-type="string">
            <text:p>CHN17A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heem Mohammed Ashraf</text:p>
          </table:table-cell>
          <table:table-cell table:style-name="ce3" office:value-type="string" calcext:value-type="string">
            <text:p>FIT17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a Maria Jaimon</text:p>
          </table:table-cell>
          <table:table-cell table:style-name="ce3" office:value-type="string" calcext:value-type="string">
            <text:p>FIT17CE08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ysakh <text:s/>Raju</text:p>
          </table:table-cell>
          <table:table-cell table:style-name="ce3" office:value-type="string" calcext:value-type="string">
            <text:p>ICE16CS0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 S Aslam Sha <text:s/>Ashkar</text:p>
          </table:table-cell>
          <table:table-cell table:style-name="ce3" office:value-type="string" calcext:value-type="string">
            <text:p>ILE15CS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<text:s/>Aslam P H</text:p>
          </table:table-cell>
          <table:table-cell table:style-name="ce3" office:value-type="string" calcext:value-type="string">
            <text:p>ILE16CS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Yazim C A</text:p>
          </table:table-cell>
          <table:table-cell table:style-name="ce3" office:value-type="string" calcext:value-type="string">
            <text:p>ILE16ME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<text:s/>Nazar</text:p>
          </table:table-cell>
          <table:table-cell table:style-name="ce3" office:value-type="string" calcext:value-type="string">
            <text:p>ILE16ME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shma <text:s/>Saji</text:p>
          </table:table-cell>
          <table:table-cell table:style-name="ce3" office:value-type="string" calcext:value-type="string">
            <text:p>KIT16CS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uthy <text:s/>S</text:p>
          </table:table-cell>
          <table:table-cell table:style-name="ce3" office:value-type="string" calcext:value-type="string">
            <text:p>KIT16CS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Shaliq </text:p>
          </table:table-cell>
          <table:table-cell table:style-name="ce3" office:value-type="string" calcext:value-type="string">
            <text:p>KME17CE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pin. <text:s/>B</text:p>
          </table:table-cell>
          <table:table-cell table:style-name="ce3" office:value-type="string" calcext:value-type="string">
            <text:p>KVE15ME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xon C Prinson</text:p>
          </table:table-cell>
          <table:table-cell table:style-name="ce3" office:value-type="string" calcext:value-type="string">
            <text:p>MBC17ME03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Varghese</text:p>
          </table:table-cell>
          <table:table-cell table:style-name="ce3" office:value-type="string" calcext:value-type="string">
            <text:p>MBT15CS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 C Malavika <text:s/></text:p>
          </table:table-cell>
          <table:table-cell table:style-name="ce3" office:value-type="string" calcext:value-type="string">
            <text:p>MDL15BM05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lavika <text:s/>Cp</text:p>
          </table:table-cell>
          <table:table-cell table:style-name="ce3" office:value-type="string" calcext:value-type="string">
            <text:p>MDL17EBE03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ency <text:s/>Babu</text:p>
          </table:table-cell>
          <table:table-cell table:style-name="ce3" office:value-type="string" calcext:value-type="string">
            <text:p>MDL18EBE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A Shekha Mol</text:p>
          </table:table-cell>
          <table:table-cell table:style-name="ce3" office:value-type="string" calcext:value-type="string">
            <text:p>MDL18EBE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rthika <text:s/>S</text:p>
          </table:table-cell>
          <table:table-cell table:style-name="ce3" office:value-type="string" calcext:value-type="string">
            <text:p>MLM15CS05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N Nair</text:p>
          </table:table-cell>
          <table:table-cell table:style-name="ce3" office:value-type="string" calcext:value-type="string">
            <text:p>MNR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<text:s/>Dinesh</text:p>
          </table:table-cell>
          <table:table-cell table:style-name="ce3" office:value-type="string" calcext:value-type="string">
            <text:p>MNR17M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rath <text:s/>Alex</text:p>
          </table:table-cell>
          <table:table-cell table:style-name="ce3" office:value-type="string" calcext:value-type="string">
            <text:p>MNR17M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ister Reeve <text:s/>Xavier F</text:p>
          </table:table-cell>
          <table:table-cell table:style-name="ce3" office:value-type="string" calcext:value-type="string">
            <text:p>NCE15AU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<text:s/>P S</text:p>
          </table:table-cell>
          <table:table-cell table:style-name="ce3" office:value-type="string" calcext:value-type="string">
            <text:p>NCE16EC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 Sai Lakshmi</text:p>
          </table:table-cell>
          <table:table-cell table:style-name="ce3" office:value-type="string" calcext:value-type="string">
            <text:p>PRC16CE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ry Sanjana T.X</text:p>
          </table:table-cell>
          <table:table-cell table:style-name="ce3" office:value-type="string" calcext:value-type="string">
            <text:p>PTA17CS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bila. <text:s/>P</text:p>
          </table:table-cell>
          <table:table-cell table:style-name="ce3" office:value-type="string" calcext:value-type="string">
            <text:p>RCE15CS09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omal A S</text:p>
          </table:table-cell>
          <table:table-cell table:style-name="ce3" office:value-type="string" calcext:value-type="string">
            <text:p>RCE16A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ju <text:s/>Subash</text:p>
          </table:table-cell>
          <table:table-cell table:style-name="ce3" office:value-type="string" calcext:value-type="string">
            <text:p>RET16CS17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paul <text:s/>M B</text:p>
          </table:table-cell>
          <table:table-cell table:style-name="ce3" office:value-type="string" calcext:value-type="string">
            <text:p>RET17A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dhyasagar <text:s/>S</text:p>
          </table:table-cell>
          <table:table-cell table:style-name="ce3" office:value-type="string" calcext:value-type="string">
            <text:p>SNT16EE0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apadmanabhan <text:s/>S</text:p>
          </table:table-cell>
          <table:table-cell table:style-name="ce3" office:value-type="string" calcext:value-type="string">
            <text:p>STC16C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ilna <text:s/>P H</text:p>
          </table:table-cell>
          <table:table-cell table:style-name="ce3" office:value-type="string" calcext:value-type="string">
            <text:p>TCE18C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kson <text:s/>Shibu</text:p>
          </table:table-cell>
          <table:table-cell table:style-name="ce3" office:value-type="string" calcext:value-type="string">
            <text:p>TKI15FT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bin <text:s/>Baby</text:p>
          </table:table-cell>
          <table:table-cell table:style-name="ce3" office:value-type="string" calcext:value-type="string">
            <text:p>TKR16CS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Bipin</text:p>
          </table:table-cell>
          <table:table-cell table:style-name="ce3" office:value-type="string" calcext:value-type="string">
            <text:p>TOC17CE05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rancis Rohan John</text:p>
          </table:table-cell>
          <table:table-cell table:style-name="ce3" office:value-type="string" calcext:value-type="string">
            <text:p>VJC15EC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S Muhammed Lilaquath</text:p>
          </table:table-cell>
          <table:table-cell table:style-name="ce3" office:value-type="string" calcext:value-type="string">
            <text:p>VJC16IT03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 <text:s/>Jacob</text:p>
          </table:table-cell>
          <table:table-cell table:style-name="ce3" office:value-type="string" calcext:value-type="string">
            <text:p>VJC18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win V Paul</text:p>
          </table:table-cell>
          <table:table-cell table:style-name="ce3" office:value-type="string" calcext:value-type="string">
            <text:p>VJC18CS03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Anas </text:p>
          </table:table-cell>
          <table:table-cell table:style-name="ce3" office:value-type="string" calcext:value-type="string">
            <text:p>VML16CE0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s <text:s/>Aldrin</text:p>
          </table:table-cell>
          <table:table-cell table:style-name="ce3" office:value-type="string" calcext:value-type="string">
            <text:p>WYD16EC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chin S </text:p>
          </table:table-cell>
          <table:table-cell table:style-name="ce3" office:value-type="string" calcext:value-type="string">
            <text:p>YCE15M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vin Joseph Sebastian</text:p>
          </table:table-cell>
          <table:table-cell table:style-name="ce3" office:value-type="string" calcext:value-type="string">
            <text:p>AJC15ME08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 Jaiya Sunjanaa</text:p>
          </table:table-cell>
          <table:table-cell table:style-name="ce3" office:value-type="string" calcext:value-type="string">
            <text:p>ASI16IT03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jun <text:s/>Kishore</text:p>
          </table:table-cell>
          <table:table-cell table:style-name="ce3" office:value-type="string" calcext:value-type="string">
            <text:p>BTE15M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avind A M</text:p>
          </table:table-cell>
          <table:table-cell table:style-name="ce3" office:value-type="string" calcext:value-type="string">
            <text:p>CHN16A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heem Mohammed Ashraf</text:p>
          </table:table-cell>
          <table:table-cell table:style-name="ce3" office:value-type="string" calcext:value-type="string">
            <text:p>FIT17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hir <text:s/>E T</text:p>
          </table:table-cell>
          <table:table-cell table:style-name="ce3" office:value-type="string" calcext:value-type="string">
            <text:p>FIT17CE07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M Y</text:p>
          </table:table-cell>
          <table:table-cell table:style-name="ce3" office:value-type="string" calcext:value-type="string">
            <text:p>IDK17ME0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njay K A</text:p>
          </table:table-cell>
          <table:table-cell table:style-name="ce3" office:value-type="string" calcext:value-type="string">
            <text:p>IDK17ME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n Mary Tom C <text:s/></text:p>
          </table:table-cell>
          <table:table-cell table:style-name="ce3" office:value-type="string" calcext:value-type="string">
            <text:p>IDK18EE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Menon P P <text:s/></text:p>
          </table:table-cell>
          <table:table-cell table:style-name="ce3" office:value-type="string" calcext:value-type="string">
            <text:p>IES16ME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Yazim C A</text:p>
          </table:table-cell>
          <table:table-cell table:style-name="ce3" office:value-type="string" calcext:value-type="string">
            <text:p>ILE16ME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<text:s/>Nazar</text:p>
          </table:table-cell>
          <table:table-cell table:style-name="ce3" office:value-type="string" calcext:value-type="string">
            <text:p>ILE16ME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eya <text:s/>Joseph</text:p>
          </table:table-cell>
          <table:table-cell table:style-name="ce3" office:value-type="string" calcext:value-type="string">
            <text:p>JCE17AN0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E S</text:p>
          </table:table-cell>
          <table:table-cell table:style-name="ce3" office:value-type="string" calcext:value-type="string">
            <text:p>KIT16CS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ugustine <text:s/>Henson Fernandez</text:p>
          </table:table-cell>
          <table:table-cell table:style-name="ce3" office:value-type="string" calcext:value-type="string">
            <text:p>KNR17M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mon <text:s/>Shaji</text:p>
          </table:table-cell>
          <table:table-cell table:style-name="ce3" office:value-type="string" calcext:value-type="string">
            <text:p>MBC16EC0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neeth E V</text:p>
          </table:table-cell>
          <table:table-cell table:style-name="ce3" office:value-type="string" calcext:value-type="string">
            <text:p>MDL16CS1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lavika <text:s/>Cp</text:p>
          </table:table-cell>
          <table:table-cell table:style-name="ce3" office:value-type="string" calcext:value-type="string">
            <text:p>MDL17EBE03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kumar <text:s/>R</text:p>
          </table:table-cell>
          <table:table-cell table:style-name="ce3" office:value-type="string" calcext:value-type="string">
            <text:p>MDL17EC07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nal P Baby</text:p>
          </table:table-cell>
          <table:table-cell table:style-name="ce3" office:value-type="string" calcext:value-type="string">
            <text:p>MDL18EBE0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A Shekha Mol</text:p>
          </table:table-cell>
          <table:table-cell table:style-name="ce3" office:value-type="string" calcext:value-type="string">
            <text:p>MDL18EBE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wathy <text:s/>Muraleedharan</text:p>
          </table:table-cell>
          <table:table-cell table:style-name="ce3" office:value-type="string" calcext:value-type="string">
            <text:p>MDL18EC1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nay <text:s/>Jayaprakash</text:p>
          </table:table-cell>
          <table:table-cell table:style-name="ce3" office:value-type="string" calcext:value-type="string">
            <text:p>MDL18EC1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bu</text:p>
          </table:table-cell>
          <table:table-cell table:style-name="ce3" office:value-type="string" calcext:value-type="string">
            <text:p>MEE17CS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N Nair</text:p>
          </table:table-cell>
          <table:table-cell table:style-name="ce3" office:value-type="string" calcext:value-type="string">
            <text:p>MNR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Antony Joseph</text:p>
          </table:table-cell>
          <table:table-cell table:style-name="ce3" office:value-type="string" calcext:value-type="string">
            <text:p>MUT18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jali <text:s/>Suresh</text:p>
          </table:table-cell>
          <table:table-cell table:style-name="ce3" office:value-type="string" calcext:value-type="string">
            <text:p>PJR17EC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bu George Philip</text:p>
          </table:table-cell>
          <table:table-cell table:style-name="ce3" office:value-type="string" calcext:value-type="string">
            <text:p>PTA16CS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itha <text:s/>K</text:p>
          </table:table-cell>
          <table:table-cell table:style-name="ce3" office:value-type="string" calcext:value-type="string">
            <text:p>RCE15EE01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omal A S</text:p>
          </table:table-cell>
          <table:table-cell table:style-name="ce3" office:value-type="string" calcext:value-type="string">
            <text:p>RCE16A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Satheesh C</text:p>
          </table:table-cell>
          <table:table-cell table:style-name="ce3" office:value-type="string" calcext:value-type="string">
            <text:p>RCE16A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<text:s/>P</text:p>
          </table:table-cell>
          <table:table-cell table:style-name="ce3" office:value-type="string" calcext:value-type="string">
            <text:p>RCE16A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dulla <text:s/>Jazzil</text:p>
          </table:table-cell>
          <table:table-cell table:style-name="ce3" office:value-type="string" calcext:value-type="string">
            <text:p>RCE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paul <text:s/>M B</text:p>
          </table:table-cell>
          <table:table-cell table:style-name="ce3" office:value-type="string" calcext:value-type="string">
            <text:p>RET17A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n <text:s/>George</text:p>
          </table:table-cell>
          <table:table-cell table:style-name="ce3" office:value-type="string" calcext:value-type="string">
            <text:p>RET17M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ay <text:s/>Prakash . J</text:p>
          </table:table-cell>
          <table:table-cell table:style-name="ce3" office:value-type="string" calcext:value-type="string">
            <text:p>RIE15AN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len Thomas Pallath</text:p>
          </table:table-cell>
          <table:table-cell table:style-name="ce3" office:value-type="string" calcext:value-type="string">
            <text:p>SHR15CS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t Paul <text:s/></text:p>
          </table:table-cell>
          <table:table-cell table:style-name="ce3" office:value-type="string" calcext:value-type="string">
            <text:p>SHR16CS0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vel <text:s/>Jose</text:p>
          </table:table-cell>
          <table:table-cell table:style-name="ce3" office:value-type="string" calcext:value-type="string">
            <text:p>SJC16CS06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apadmanabhan <text:s/>S</text:p>
          </table:table-cell>
          <table:table-cell table:style-name="ce3" office:value-type="string" calcext:value-type="string">
            <text:p>STC16C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Iril S Chungath</text:p>
          </table:table-cell>
          <table:table-cell table:style-name="ce3" office:value-type="string" calcext:value-type="string">
            <text:p>TKI15FT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S</text:p>
          </table:table-cell>
          <table:table-cell table:style-name="ce3" office:value-type="string" calcext:value-type="string">
            <text:p>TKM16EC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K Antony</text:p>
          </table:table-cell>
          <table:table-cell table:style-name="ce3" office:value-type="string" calcext:value-type="string">
            <text:p>TOC15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S Bharath Krishna </text:p>
          </table:table-cell>
          <table:table-cell table:style-name="ce3" office:value-type="string" calcext:value-type="string">
            <text:p>TOC15ME04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rancis Rohan John</text:p>
          </table:table-cell>
          <table:table-cell table:style-name="ce3" office:value-type="string" calcext:value-type="string">
            <text:p>VJC15EC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 <text:s/>Jacob</text:p>
          </table:table-cell>
          <table:table-cell table:style-name="ce3" office:value-type="string" calcext:value-type="string">
            <text:p>VJC18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s <text:s/>Aldrin</text:p>
          </table:table-cell>
          <table:table-cell table:style-name="ce3" office:value-type="string" calcext:value-type="string">
            <text:p>WYD16EC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zal T K</text:p>
          </table:table-cell>
          <table:table-cell table:style-name="ce3" office:value-type="string" calcext:value-type="string">
            <text:p>MDL15EC078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hijith M S</text:p>
          </table:table-cell>
          <table:table-cell table:style-name="ce3" office:value-type="string" calcext:value-type="string">
            <text:p>TOC16EC00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hir <text:s/>E T</text:p>
          </table:table-cell>
          <table:table-cell table:style-name="ce3" office:value-type="string" calcext:value-type="string">
            <text:p>FIT17CE07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ysakh <text:s/>Raju</text:p>
          </table:table-cell>
          <table:table-cell table:style-name="ce3" office:value-type="string" calcext:value-type="string">
            <text:p>ICE16CS05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njay K A</text:p>
          </table:table-cell>
          <table:table-cell table:style-name="ce3" office:value-type="string" calcext:value-type="string">
            <text:p>IDK17ME05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 S Aslam Sha <text:s/>Ashkar</text:p>
          </table:table-cell>
          <table:table-cell table:style-name="ce3" office:value-type="string" calcext:value-type="string">
            <text:p>ILE15CS02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eya <text:s/>Joseph</text:p>
          </table:table-cell>
          <table:table-cell table:style-name="ce3" office:value-type="string" calcext:value-type="string">
            <text:p>JCE17AN02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shma <text:s/>Saji</text:p>
          </table:table-cell>
          <table:table-cell table:style-name="ce3" office:value-type="string" calcext:value-type="string">
            <text:p>KIT16CS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ikrishnan S </text:p>
          </table:table-cell>
          <table:table-cell table:style-name="ce3" office:value-type="string" calcext:value-type="string">
            <text:p>KTE17ME03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<text:s/>Dinesh</text:p>
          </table:table-cell>
          <table:table-cell table:style-name="ce3" office:value-type="string" calcext:value-type="string">
            <text:p>MNR17ME00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ja <text:s/>S</text:p>
          </table:table-cell>
          <table:table-cell table:style-name="ce3" office:value-type="string" calcext:value-type="string">
            <text:p>MNR17M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dhi Vinayak K N</text:p>
          </table:table-cell>
          <table:table-cell table:style-name="ce3" office:value-type="string" calcext:value-type="string">
            <text:p>RCE17ME03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drew K Philip</text:p>
          </table:table-cell>
          <table:table-cell table:style-name="ce3" office:value-type="string" calcext:value-type="string">
            <text:p>RET16CS03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alakrishnan <text:s/>P</text:p>
          </table:table-cell>
          <table:table-cell table:style-name="ce3" office:value-type="string" calcext:value-type="string">
            <text:p>SCM16AU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jana <text:s/>A</text:p>
          </table:table-cell>
          <table:table-cell table:style-name="ce3" office:value-type="string" calcext:value-type="string">
            <text:p>TKI15FT05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oosh <text:s/>Muhammed</text:p>
          </table:table-cell>
          <table:table-cell table:style-name="ce3" office:value-type="string" calcext:value-type="string">
            <text:p>TKI16BM01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S</text:p>
          </table:table-cell>
          <table:table-cell table:style-name="ce3" office:value-type="string" calcext:value-type="string">
            <text:p>TKM16EC02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on <text:s/>Tom</text:p>
          </table:table-cell>
          <table:table-cell table:style-name="ce3" office:value-type="string" calcext:value-type="string">
            <text:p>VJC18CE04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2" table:number-rows-repeated="104818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pearingStudentEligibilityRepo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56" table:default-cell-style-name="Default"/>
        <table:table-row table:style-name="ro3">
          <table:table-cell table:style-name="ce6" office:value-type="string" calcext:value-type="string" table:number-columns-spanned="15" table:number-rows-spanned="1">
            <text:p>Appearing Student List Report</text:p>
          </table:table-cell>
          <table:covered-table-cell table:number-columns-repeated="14"/>
          <table:table-cell table:number-columns-repeated="49"/>
        </table:table-row>
        <table:table-row table:style-name="ro2"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Registered Institution</text:p>
          </table:table-cell>
          <table:table-cell table:style-name="ce7" office:value-type="string" calcext:value-type="string">
            <text:p>Exam Centre Institution</text:p>
          </table:table-cell>
          <table:table-cell table:style-name="ce7" office:value-type="string" calcext:value-type="string">
            <text:p>Branch Name</text:p>
          </table:table-cell>
          <table:table-cell table:style-name="ce7" office:value-type="string" calcext:value-type="string">
            <text:p>Exam Definitio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Slot</text:p>
          </table:table-cell>
          <table:table-cell table:style-name="ce7" office:value-type="string" calcext:value-type="string">
            <text:p><text:s/>Course</text:p>
          </table:table-cell>
          <table:table-cell table:style-name="ce7" office:value-type="string" calcext:value-type="string">
            <text:p>Exam Date</text:p>
          </table:table-cell>
          <table:table-cell table:style-name="ce7" office:value-type="string" calcext:value-type="string">
            <text:p>Exam Time</text:p>
          </table:table-cell>
          <table:table-cell table:style-name="ce7" office:value-type="string" calcext:value-type="string">
            <text:p>Session</text:p>
          </table:table-cell>
          <table:table-cell table:style-name="ce7" office:value-type="string" calcext:value-type="string">
            <text:p>Eligibility</text:p>
          </table:table-cell>
          <table:table-cell table:style-name="ce7" office:value-type="string" calcext:value-type="string">
            <text:p>Email ID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Contact Numbers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DULLA <text:s/>JAZZIL(RCE17M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MAL VAKH ZIYARTH MASJID ROAD,PONNANI SOUTH POST,MALAPPURAM,679586</text:p>
          </table:table-cell>
          <table:table-cell table:style-name="ce8" office:value-type="string" calcext:value-type="string">
            <text:p>9633366943 <text:s text:c="2"/>, 80750416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AL <text:s/>RAJAN(AJC16EC020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CHERIL HOUSE KATTAPPANA SOUTH PO AMBALAKAVALA IDUKKI DISTRICT <text:s text:c="3"/>685515</text:p>
          </table:table-cell>
          <table:table-cell table:style-name="ce8" office:value-type="string" calcext:value-type="string">
            <text:p>9249321643 <text:s text:c="2"/>, 808918606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VEL <text:s/>JOSE(SJC16CS064)</text:p>
          </table:table-cell>
          <table:table-cell table:style-name="ce8" office:value-type="string" calcext:value-type="string">
            <text:p>ST JOSEPHS COLLEGE OF ENGINEERING <text:s/>AND TECHNOLOGY PALA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namparayil (H) <text:s/>Thadiyampadu (P.O) <text:s/>Thadiyampadu, <text:s/>Idukki, 685602</text:p>
          </table:table-cell>
          <table:table-cell table:style-name="ce8" office:value-type="string" calcext:value-type="string">
            <text:p>94472099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VEL <text:s/>JOSE(SJC16CS064)</text:p>
          </table:table-cell>
          <table:table-cell table:style-name="ce8" office:value-type="string" calcext:value-type="string">
            <text:p>ST JOSEPHS COLLEGE OF ENGINEERING <text:s/>AND TECHNOLOGY PALA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namparayil (H) <text:s/>Thadiyampadu (P.O) <text:s/>Thadiyampadu, <text:s/>Idukki, 685602</text:p>
          </table:table-cell>
          <table:table-cell table:style-name="ce8" office:value-type="string" calcext:value-type="string">
            <text:p>94472099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ITHA <text:s/>K(RCE15EE013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KKANARI HOUSE <text:s/>TANUR P.O <text:s/>676302</text:p>
          </table:table-cell>
          <table:table-cell table:style-name="ce8" office:value-type="string" calcext:value-type="string">
            <text:p>9020357099 <text:s text:c="2"/>, 98958964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FRANCIS CHETTUPUZHAKAREN(CEC15CS00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OVEREIGN, ST. BENEDICT ROAD, ERNAKULAM NORTH</text:p>
          </table:table-cell>
          <table:table-cell table:style-name="ce8" office:value-type="string" calcext:value-type="string">
            <text:p>9447045391 <text:s text:c="2"/>, 949594539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FRANCIS CHETTUPUZHAKAREN(CEC15CS00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OVEREIGN, ST. BENEDICT ROAD, ERNAKULAM NORTH</text:p>
          </table:table-cell>
          <table:table-cell table:style-name="ce8" office:value-type="string" calcext:value-type="string">
            <text:p>9447045391 <text:s text:c="2"/>, 949594539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SATHEESH C(RCE16AE004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LIL HOUSE THIRUNAVAYA (PO) 676301 MALAPPURAM DISTRICT KERALA</text:p>
          </table:table-cell>
          <table:table-cell table:style-name="ce8" office:value-type="string" calcext:value-type="string">
            <text:p>9020411211 <text:s text:c="2"/>, 90207143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SATHEESH C(RCE16AE004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LIL HOUSE THIRUNAVAYA (PO) 676301 MALAPPURAM DISTRICT KERALA</text:p>
          </table:table-cell>
          <table:table-cell table:style-name="ce8" office:value-type="string" calcext:value-type="string">
            <text:p>9020411211 <text:s text:c="2"/>, 90207143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M S(AIK18E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TTOLIPADATH HOUSE ,MANIMALA CROSS ROAD , MCRRA14 ,EDAPPALLY P.O ,KOCHI 682024</text:p>
          </table:table-cell>
          <table:table-cell table:style-name="ce8" office:value-type="string" calcext:value-type="string">
            <text:p>9847715566 <text:s text:c="2"/>, 903764808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M S(AIK18E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TTOLIPADATH HOUSE ,MANIMALA CROSS ROAD , MCRRA14 ,EDAPPALLY P.O ,KOCHI 682024</text:p>
          </table:table-cell>
          <table:table-cell table:style-name="ce8" office:value-type="string" calcext:value-type="string">
            <text:p>9847715566 <text:s text:c="2"/>, 903764808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HIR <text:s/>E T(FIT17CE072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AVENUE FLORICIAN HILL ROAD MALAPARAMBU CIVILSTATION [PO] CALICUT</text:p>
          </table:table-cell>
          <table:table-cell table:style-name="ce8" office:value-type="string" calcext:value-type="string">
            <text:p>9447158274 <text:s text:c="2"/>, 9895511745 <text:s text:c="2"/>, 974675067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HIR <text:s/>E T(FIT17CE072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AVENUE FLORICIAN HILL ROAD MALAPARAMBU CIVILSTATION [PO] CALICUT</text:p>
          </table:table-cell>
          <table:table-cell table:style-name="ce8" office:value-type="string" calcext:value-type="string">
            <text:p>9447158274 <text:s text:c="2"/>, 9895511745 <text:s text:c="2"/>, 974675067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K ANTONY(TOC15ME020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ICHIAPARAMBIL (H) <text:s/>VELLASSERY <text:s text:c="2"/>KADUTHURUTHY P.O <text:s/>KOTTAYAM <text:s text:c="2"/>KERALA</text:p>
          </table:table-cell>
          <table:table-cell table:style-name="ce8" office:value-type="string" calcext:value-type="string">
            <text:p>9847178320 <text:s text:c="2"/>, 99462570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K ANTONY(TOC15ME020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ICHIAPARAMBIL (H) <text:s/>VELLASSERY <text:s text:c="2"/>KADUTHURUTHY P.O <text:s/>KOTTAYAM <text:s text:c="2"/>KERALA</text:p>
          </table:table-cell>
          <table:table-cell table:style-name="ce8" office:value-type="string" calcext:value-type="string">
            <text:p>9847178320 <text:s text:c="2"/>, 99462570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SHAAN K S(MDL18CS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ANAM MRA 150-B <text:s/>MILLENIUM LANE,MASTER ROAD,LINK ROAD <text:s/>VADUTHALA 682023</text:p>
          </table:table-cell>
          <table:table-cell table:style-name="ce8" office:value-type="string" calcext:value-type="string">
            <text:p>984609719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EYA <text:s/>JOSEPH(JCE17AN028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KKATH HOUSE <text:s/>PUTHANANGADI,AROOR P.O. 688534 <text:s/>CHERTHALA,ALAPPUZHA,KERALA</text:p>
          </table:table-cell>
          <table:table-cell table:style-name="ce8" office:value-type="string" calcext:value-type="string">
            <text:p>9847411189 <text:s text:c="2"/>, 88916707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EYA <text:s/>JOSEPH(JCE17AN028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KKATH HOUSE <text:s/>PUTHANANGADI,AROOR P.O. 688534 <text:s/>CHERTHALA,ALAPPUZHA,KERALA</text:p>
          </table:table-cell>
          <table:table-cell table:style-name="ce8" office:value-type="string" calcext:value-type="string">
            <text:p>9847411189 <text:s text:c="2"/>, 88916707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KUMAR <text:s/>R(MDL17EC07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A 12/70 NGO QUARTERS ,NEAR NPOL</text:p>
          </table:table-cell>
          <table:table-cell table:style-name="ce8" office:value-type="string" calcext:value-type="string">
            <text:p>94462189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KUMAR <text:s/>R(MDL17EC07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A 12/70 NGO QUARTERS ,NEAR NPOL</text:p>
          </table:table-cell>
          <table:table-cell table:style-name="ce8" office:value-type="string" calcext:value-type="string">
            <text:p>94462189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ZAL T K(MDL15EC07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KOROTH HOUSE, URALLOOR P O, ARIKKULAM(PART),QUILANDY TALUK, KOZHIKODE, KERALA,673620</text:p>
          </table:table-cell>
          <table:table-cell table:style-name="ce8" office:value-type="string" calcext:value-type="string">
            <text:p>9495840695 <text:s text:c="2"/>, 944615071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ZAL T K(MDL15EC07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KOROTH HOUSE, URALLOOR P O, ARIKKULAM(PART),QUILANDY TALUK, KOZHIKODE, KERALA,673620</text:p>
          </table:table-cell>
          <table:table-cell table:style-name="ce8" office:value-type="string" calcext:value-type="string">
            <text:p>9495840695 <text:s text:c="2"/>, 944615071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WATHY <text:s/>MURALEEDHARAN(MDL18EC11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UMURIKKAL HOUSE, PANAYIKULAM P O., ALANGAD - 683511</text:p>
          </table:table-cell>
          <table:table-cell table:style-name="ce8" office:value-type="string" calcext:value-type="string">
            <text:p>9747084024 <text:s text:c="2"/>, 984719296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AY <text:s/>PRAKASH . J(RIE15AN003)</text:p>
          </table:table-cell>
          <table:table-cell table:style-name="ce8" office:value-type="string" calcext:value-type="string">
            <text:p>RAJADHANI INSTITUT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DEVAARCHANA, VETTICODE <text:s/>P O, ALAPPUZHA - 690503</text:p>
          </table:table-cell>
          <table:table-cell table:style-name="ce8" office:value-type="string" calcext:value-type="string">
            <text:p>94958723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ANAS (VML16CE069)</text:p>
          </table:table-cell>
          <table:table-cell table:style-name="ce8" office:value-type="string" calcext:value-type="string">
            <text:p>VIMAL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yalil(H) <text:s/>poochal <text:s/>ayikkarappadi(PO) <text:s/>malappuram(DIST)</text:p>
          </table:table-cell>
          <table:table-cell table:style-name="ce8" office:value-type="string" calcext:value-type="string">
            <text:p>9526051067 <text:s text:c="2"/>, 98479345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ANAS (VML16CE069)</text:p>
          </table:table-cell>
          <table:table-cell table:style-name="ce8" office:value-type="string" calcext:value-type="string">
            <text:p>VIMAL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yalil(H) <text:s/>poochal <text:s/>ayikkarappadi(PO) <text:s/>malappuram(DIST)</text:p>
          </table:table-cell>
          <table:table-cell table:style-name="ce8" office:value-type="string" calcext:value-type="string">
            <text:p>9526051067 <text:s text:c="2"/>, 98479345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OOSH <text:s/>MUHAMMED(TKI16BM014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ANIKOTH HOUSE, CHINGAPURAM P.O., THIKKODY VIA - 673529</text:p>
          </table:table-cell>
          <table:table-cell table:style-name="ce8" office:value-type="string" calcext:value-type="string">
            <text:p>9496247361 <text:s text:c="2"/>, 80891110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OOSH <text:s/>MUHAMMED(TKI16BM014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ANIKOTH HOUSE, CHINGAPURAM P.O., THIKKODY VIA - 673529</text:p>
          </table:table-cell>
          <table:table-cell table:style-name="ce8" office:value-type="string" calcext:value-type="string">
            <text:p>9496247361 <text:s text:c="2"/>, 80891110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SHMA <text:s/>SAJI(KIT16CS017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ATHUMPADY(H) <text:s/>POOPARA P.O <text:s/>POOPARA <text:s/>685619</text:p>
          </table:table-cell>
          <table:table-cell table:style-name="ce8" office:value-type="string" calcext:value-type="string">
            <text:p>9947775794 <text:s text:c="2"/>, 98478960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SHMA <text:s/>SAJI(KIT16CS017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ATHUMPADY(H) <text:s/>POOPARA P.O <text:s/>POOPARA <text:s/>685619</text:p>
          </table:table-cell>
          <table:table-cell table:style-name="ce8" office:value-type="string" calcext:value-type="string">
            <text:p>9947775794 <text:s text:c="2"/>, 98478960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IVIL ENGINEERING ( BE10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S BHARATH KRISHNA (TOC15ME04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TTAPARAMBIL HOUSE <text:s/>KODAMTHURUTHU <text:s/>KUTHIYATHODU PO <text:s/>CHERTHALA</text:p>
          </table:table-cell>
          <table:table-cell table:style-name="ce8" office:value-type="string" calcext:value-type="string">
            <text:p>9995026554 <text:s text:c="2"/>, 95390097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E S(KIT16CS005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NPATHILCHIRA(H) <text:s/>KAINADY</text:p>
          </table:table-cell>
          <table:table-cell table:style-name="ce8" office:value-type="string" calcext:value-type="string">
            <text:p>8281933367 <text:s text:c="2"/>, 82818492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E S(KIT16CS005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NPATHILCHIRA(H) <text:s/>KAINADY</text:p>
          </table:table-cell>
          <table:table-cell table:style-name="ce8" office:value-type="string" calcext:value-type="string">
            <text:p>8281933367 <text:s text:c="2"/>, 82818492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A MARIA JAIMON(FIT17CE08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kunnath house puthuvype p.o. <text:s/>cochin 682508</text:p>
          </table:table-cell>
          <table:table-cell table:style-name="ce8" office:value-type="string" calcext:value-type="string">
            <text:p>9745107812 <text:s text:c="2"/>, 9400347980 <text:s text:c="2"/>, 98460111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JUN <text:s/>KISHORE(BTE15ME021)</text:p>
          </table:table-cell>
          <table:table-cell table:style-name="ce8" office:value-type="string" calcext:value-type="string">
            <text:p>BASELIOS THOMAS I CATHOLICOSE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OMKARAM, SWAMIPADY, ELAMMAKKARA, KOCHI-26, ERNAKULAM</text:p>
          </table:table-cell>
          <table:table-cell table:style-name="ce8" office:value-type="string" calcext:value-type="string">
            <text:p>974728428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PAUL <text:s/>M B(RET17AE01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erikal House opp. Njarakkal Police Station,Njarakkal P.O.</text:p>
          </table:table-cell>
          <table:table-cell table:style-name="ce8" office:value-type="string" calcext:value-type="string">
            <text:p>9447814944 <text:s text:c="2"/>, 94007941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PAUL <text:s/>M B(RET17AE01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erikal House opp. Njarakkal Police Station,Njarakkal P.O.</text:p>
          </table:table-cell>
          <table:table-cell table:style-name="ce8" office:value-type="string" calcext:value-type="string">
            <text:p>9447814944 <text:s text:c="2"/>, 94007941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IKRISHNAN S (KTE17ME032)</text:p>
          </table:table-cell>
          <table:table-cell table:style-name="ce8" office:value-type="string" calcext:value-type="string">
            <text:p>RAJIV GANDHI INSTITUTE OF TECHNOLOGY,KOTTAYAM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DAVITHARA HOUSE <text:s text:c="2"/>UDAYAMPEROOR PO <text:s/>TRIPUNITHURA ERNAKULAM 682307</text:p>
          </table:table-cell>
          <table:table-cell table:style-name="ce8" office:value-type="string" calcext:value-type="string">
            <text:p>9645087860 <text:s text:c="2"/>, 98465678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BIPIN(TOC17CE056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. 34/2342, SREERAGAM, KANNAYATH 1ST CROSS ROAD, MAMANGALAM, PALARIVATTOM, KOCHI</text:p>
          </table:table-cell>
          <table:table-cell table:style-name="ce8" office:value-type="string" calcext:value-type="string">
            <text:p>8289918023 <text:s text:c="2"/>, 96896126569 <text:s text:c="2"/>, 984602292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BIPIN(TOC17CE056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. 34/2342, SREERAGAM, KANNAYATH 1ST CROSS ROAD, MAMANGALAM, PALARIVATTOM, KOCHI</text:p>
          </table:table-cell>
          <table:table-cell table:style-name="ce8" office:value-type="string" calcext:value-type="string">
            <text:p>8289918023 <text:s text:c="2"/>, 96896126569 <text:s text:c="2"/>, 984602292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AMEEMUL ANSARI CN(NSS17ME105)</text:p>
          </table:table-cell>
          <table:table-cell table:style-name="ce8" office:value-type="string" calcext:value-type="string">
            <text:p>NS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 NALAKAM HOUSE ANDROTH UT OF LAKSHADWEEP</text:p>
          </table:table-cell>
          <table:table-cell table:style-name="ce8" office:value-type="string" calcext:value-type="string">
            <text:p>94471781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<text:s/>ASLAM P H(ILE16CS007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il House <text:s/>Toll Gate, Edappally P.O <text:s/>Kochi - 24</text:p>
          </table:table-cell>
          <table:table-cell table:style-name="ce8" office:value-type="string" calcext:value-type="string">
            <text:p>9447909587 <text:s text:c="2"/>, 95448676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XON C PRINSON(MBC17ME037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ITTILAPPILLY HOUSE, SAMAJAM ROAD, VADUTHALA, 682023</text:p>
          </table:table-cell>
          <table:table-cell table:style-name="ce8" office:value-type="string" calcext:value-type="string">
            <text:p>9387752592 <text:s text:c="2"/>, 94977188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BILA. <text:s/>P(RCE15CS091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DRANIYIL(H) <text:s/>CHANDAKUNNU(P.O) <text:s/>NILAMBUR</text:p>
          </table:table-cell>
          <table:table-cell table:style-name="ce8" office:value-type="string" calcext:value-type="string">
            <text:p>80860537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BILA. <text:s/>P(RCE15CS091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DRANIYIL(H) <text:s/>CHANDAKUNNU(P.O) <text:s/>NILAMBUR</text:p>
          </table:table-cell>
          <table:table-cell table:style-name="ce8" office:value-type="string" calcext:value-type="string">
            <text:p>80860537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YAZIM C A(ILE16ME010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NOTH HOUSE <text:s/>ELOOR NORTH <text:s text:c="2"/>UDYOGAMANDAL P O <text:s/>683501</text:p>
          </table:table-cell>
          <table:table-cell table:style-name="ce8" office:value-type="string" calcext:value-type="string">
            <text:p>98466954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YAZIM C A(ILE16ME010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NOTH HOUSE <text:s/>ELOOR NORTH <text:s text:c="2"/>UDYOGAMANDAL P O <text:s/>683501</text:p>
          </table:table-cell>
          <table:table-cell table:style-name="ce8" office:value-type="string" calcext:value-type="string">
            <text:p>98466954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UL <text:s/>VENUGOPAL(SCM17EE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c,laurel grove mather apartments, <text:s/>vyttila,kochi</text:p>
          </table:table-cell>
          <table:table-cell table:style-name="ce8" office:value-type="string" calcext:value-type="string">
            <text:p>9167028091 <text:s text:c="2"/>, 94477564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OSHY SHIBU THOMAS(ADR16CS031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reens Peranickal, Konnamankara, Adoor PO <text:s/>Pin:691523</text:p>
          </table:table-cell>
          <table:table-cell table:style-name="ce8" office:value-type="string" calcext:value-type="string">
            <text:p>8592940887 <text:s text:c="2"/>, 92072488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SHALIQ (KME17CE047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NDARAM PARAMBIL HOUSE <text:s/>ELAMAKKARA P.O, <text:s/>ERNAKULAM</text:p>
          </table:table-cell>
          <table:table-cell table:style-name="ce8" office:value-type="string" calcext:value-type="string">
            <text:p>808984921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SHALIQ (KME17CE047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NDARAM PARAMBIL HOUSE <text:s/>ELAMAKKARA P.O, <text:s/>ERNAKULAM</text:p>
          </table:table-cell>
          <table:table-cell table:style-name="ce8" office:value-type="string" calcext:value-type="string">
            <text:p>808984921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GIFFRY <text:s/>SHAREEF A M(CHN17AE020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RUVALLIL(H) , ARAKKAL , CHIRAYIL ROAD , PALLURUTHY , KOCHI , <text:s text:c="2"/>PIN- 682006</text:p>
          </table:table-cell>
          <table:table-cell table:style-name="ce8" office:value-type="string" calcext:value-type="string">
            <text:p>9388185618 <text:s text:c="2"/>, 994720660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ABDUL MAJEED PULATH(MDL18EE04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RANICHALIL HOUSE PULATH KARAKUNNU PO</text:p>
          </table:table-cell>
          <table:table-cell table:style-name="ce8" office:value-type="string" calcext:value-type="string">
            <text:p>9562446244 <text:s text:c="2"/>, 97445499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JANA <text:s/>A(TKI15FT055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ANKARA VADAKATHIL KUNDAYAM P O PATHANAPURAM</text:p>
          </table:table-cell>
          <table:table-cell table:style-name="ce8" office:value-type="string" calcext:value-type="string">
            <text:p>94957097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NAY <text:s/>JAYAPRAKASH(MDL18EC12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AKKEPADATH HOUSE KATTITHARA SAHAKARANA ROAD MARADU 682304 <text:s/>ERNAKULAM</text:p>
          </table:table-cell>
          <table:table-cell table:style-name="ce8" office:value-type="string" calcext:value-type="string">
            <text:p>989563763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DHYASAGAR <text:s/>S(SNT16EE033)</text:p>
          </table:table-cell>
          <table:table-cell table:style-name="ce8" office:value-type="string" calcext:value-type="string">
            <text:p>SREE NARAYANA INSTITUTE OF TECHNOLOGY,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UTHRAM <text:s/>KOLAM,PANMANA <text:s/>CHAVAR P.O KOLLAM <text:s/>691583</text:p>
          </table:table-cell>
          <table:table-cell table:style-name="ce8" office:value-type="string" calcext:value-type="string">
            <text:p>9400986964 <text:s text:c="2"/>, 88932171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OMAL A S(RCE16A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LLUPADAVIL,MANJADY <text:s/>POTHENPURAM PO <text:s/>PAMPADY <text:s/>686502</text:p>
          </table:table-cell>
          <table:table-cell table:style-name="ce8" office:value-type="string" calcext:value-type="string">
            <text:p>7025702967 <text:s text:c="2"/>, 9847735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OMAL A S(RCE16A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LLUPADAVIL,MANJADY <text:s/>POTHENPURAM PO <text:s/>PAMPADY <text:s/>686502</text:p>
          </table:table-cell>
          <table:table-cell table:style-name="ce8" office:value-type="string" calcext:value-type="string">
            <text:p>7025702967 <text:s text:c="2"/>, 9847735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M Y(IDK17ME02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VUNKAL HOUSE,JANATHA ROAD,VYTTILA ERNAKULAM</text:p>
          </table:table-cell>
          <table:table-cell table:style-name="ce8" office:value-type="string" calcext:value-type="string">
            <text:p>8129497317 <text:s text:c="2"/>, 82811273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M Y(IDK17ME02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VUNKAL HOUSE,JANATHA ROAD,VYTTILA ERNAKULAM</text:p>
          </table:table-cell>
          <table:table-cell table:style-name="ce8" office:value-type="string" calcext:value-type="string">
            <text:p>8129497317 <text:s text:c="2"/>, 82811273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BU(MEE17CS010)</text:p>
          </table:table-cell>
          <table:table-cell table:style-name="ce8" office:value-type="string" calcext:value-type="string">
            <text:p>MES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LLIYIL (H), PRINCE NAGAR , KOLLAMKUDY MUGAL, THRIKKAKARA P.O, KAKKANAD <text:s/>PIN:682021</text:p>
          </table:table-cell>
          <table:table-cell table:style-name="ce8" office:value-type="string" calcext:value-type="string">
            <text:p>9744188518 <text:s text:c="2"/>, 94956257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AMANNA PARVEEN. C.M(IES15CE049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UNGATH(H) <text:s/>KOORKENCHERRY P O <text:s/>THRISSUR</text:p>
          </table:table-cell>
          <table:table-cell table:style-name="ce8" office:value-type="string" calcext:value-type="string">
            <text:p>94468727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DHI VINAYAK K N(RCE17ME035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KULANGARA HOUSE MULLASSERY (PO)680509(PIN)</text:p>
          </table:table-cell>
          <table:table-cell table:style-name="ce8" office:value-type="string" calcext:value-type="string">
            <text:p>9747183494 <text:s text:c="2"/>, 75608113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DHI VINAYAK K N(RCE17ME035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KULANGARA HOUSE MULLASSERY (PO)680509(PIN)</text:p>
          </table:table-cell>
          <table:table-cell table:style-name="ce8" office:value-type="string" calcext:value-type="string">
            <text:p>9747183494 <text:s text:c="2"/>, 75608113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ON <text:s/>TOM(VJC18CE042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ATTATHOTTU (H) <text:s/>AMRA 112 <text:s/>KAKKANAD <text:s/>KOCHI</text:p>
          </table:table-cell>
          <table:table-cell table:style-name="ce8" office:value-type="string" calcext:value-type="string">
            <text:p>9447023053 <text:s text:c="2"/>, 9495923053 <text:s text:c="2"/>, 81298057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 <text:s/>JACOB(VJC18CE050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KATTIL HOUSE VILANGU P.O EDATHALA, ALUVA</text:p>
          </table:table-cell>
          <table:table-cell table:style-name="ce8" office:value-type="string" calcext:value-type="string">
            <text:p>9447049941 <text:s text:c="2"/>, 944704994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 <text:s/>JACOB(VJC18CE050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KATTIL HOUSE VILANGU P.O EDATHALA, ALUVA</text:p>
          </table:table-cell>
          <table:table-cell table:style-name="ce8" office:value-type="string" calcext:value-type="string">
            <text:p>9447049941 <text:s text:c="2"/>, 944704994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SACHIN S (YCE15ME093)</text:p>
          </table:table-cell>
          <table:table-cell table:style-name="ce8" office:value-type="string" calcext:value-type="string">
            <text:p>YOUNU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EVATHY BHAVANAM, MANAKKARA, SASTHAMKOTTA.</text:p>
          </table:table-cell>
          <table:table-cell table:style-name="ce8" office:value-type="string" calcext:value-type="string">
            <text:p>9497756240 <text:s text:c="2"/>, 813790278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CHIN S (YCE15ME093)</text:p>
          </table:table-cell>
          <table:table-cell table:style-name="ce8" office:value-type="string" calcext:value-type="string">
            <text:p>YOUNU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EVATHY BHAVANAM, MANAKKARA, SASTHAMKOTTA.</text:p>
          </table:table-cell>
          <table:table-cell table:style-name="ce8" office:value-type="string" calcext:value-type="string">
            <text:p>9497756240 <text:s text:c="2"/>, 813790278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NJAY K A(IDK17ME05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IPPILLY PARAMBIL HOUSE,WEST KADUNGALLOOR P.O,ALUVA 10</text:p>
          </table:table-cell>
          <table:table-cell table:style-name="ce8" office:value-type="string" calcext:value-type="string">
            <text:p>9847727866 <text:s text:c="2"/>, 94960923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NJAY K A(IDK17ME05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IPPILLY PARAMBIL HOUSE,WEST KADUNGALLOOR P.O,ALUVA 10</text:p>
          </table:table-cell>
          <table:table-cell table:style-name="ce8" office:value-type="string" calcext:value-type="string">
            <text:p>9847727866 <text:s text:c="2"/>, 94960923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IRIL S CHUNGATH(TKI15FT031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UNGATH HOUSE, KURAMPALA, PANDALAM P O</text:p>
          </table:table-cell>
          <table:table-cell table:style-name="ce8" office:value-type="string" calcext:value-type="string">
            <text:p>94461907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zeen <text:s/>Sajeel(CHN16EC08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'SAFA' Vellakada parambu lane, Elamakkara P.O, Kochi-26</text:p>
          </table:table-cell>
          <table:table-cell table:style-name="ce8" office:value-type="string" calcext:value-type="string">
            <text:p>9847166517 <text:s text:c="2"/>, 9037979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PIN. <text:s/>B(KVE15ME024)</text:p>
          </table:table-cell>
          <table:table-cell table:style-name="ce8" office:value-type="string" calcext:value-type="string">
            <text:p>SREE NARAYANA GURUKU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UVEETTIL KOTTEMURI THRIKKUNNAPPUZHA PO ALAPPUZHA</text:p>
          </table:table-cell>
          <table:table-cell table:style-name="ce8" office:value-type="string" calcext:value-type="string">
            <text:p>97477723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 SAI LAKSHMI(PRC16CE035)</text:p>
          </table:table-cell>
          <table:table-cell table:style-name="ce8" office:value-type="string" calcext:value-type="string">
            <text:p>PROVIDENCE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eethala Thundathil, Thonackad P O, Cheriyanad, Pin 689511</text:p>
          </table:table-cell>
          <table:table-cell table:style-name="ce8" office:value-type="string" calcext:value-type="string">
            <text:p>97469463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IVIL ENGINEERING ( BE10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 JAIYA SUNJANAA(ASI16IT036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W-22 FEDERAL PARK, <text:s/>VENNALA PO <text:s/>ERNAKULAM-682028</text:p>
          </table:table-cell>
          <table:table-cell table:style-name="ce8" office:value-type="string" calcext:value-type="string">
            <text:p>9447226129 <text:s text:c="2"/>, 94471661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ANTONY(BTE15CS016)</text:p>
          </table:table-cell>
          <table:table-cell table:style-name="ce8" office:value-type="string" calcext:value-type="string">
            <text:p>BASELIOS THOMAS I CATHOLICOSE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AND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APURAKAL HOUSE, THEVAKKAL V.K.C (PO), COCHIN 21</text:p>
          </table:table-cell>
          <table:table-cell table:style-name="ce8" office:value-type="string" calcext:value-type="string">
            <text:p>96564302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IKRISHNA <text:s/>S(VPE15CS038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AL, KAKKANATTU VELIYIL, KARUKAYIL WARD, THATHAMPALLY P.O,</text:p>
          </table:table-cell>
          <table:table-cell table:style-name="ce8" office:value-type="string" calcext:value-type="string">
            <text:p>98461447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BU GEORGE PHILIP(PTA16CS023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LAVINAL <text:s/>PANNIYALI <text:s/>OMALLOOR P O <text:s/>PATHANAMTHITTA <text:s/>689647</text:p>
          </table:table-cell>
          <table:table-cell table:style-name="ce8" office:value-type="string" calcext:value-type="string">
            <text:p>9995155321 <text:s text:c="2"/>, 94470185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BU GEORGE PHILIP(PTA16CS023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LAVINAL <text:s/>PANNIYALI <text:s/>OMALLOOR P O <text:s/>PATHANAMTHITTA <text:s/>689647</text:p>
          </table:table-cell>
          <table:table-cell table:style-name="ce8" office:value-type="string" calcext:value-type="string">
            <text:p>9995155321 <text:s text:c="2"/>, 94470185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MON <text:s/>SHAJI(MBC16EC033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UTHIVILA <text:s text:c="2"/>COLLEGE WARD <text:s/>PUNALUR P.O <text:s/>PUNALUR, KOLLAM <text:s/>691305</text:p>
          </table:table-cell>
          <table:table-cell table:style-name="ce8" office:value-type="string" calcext:value-type="string">
            <text:p>9048512858 <text:s text:c="2"/>, 894332125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MON <text:s/>SHAJI(MBC16EC033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UTHIVILA <text:s text:c="2"/>COLLEGE WARD <text:s/>PUNALUR P.O <text:s/>PUNALUR, KOLLAM <text:s/>691305</text:p>
          </table:table-cell>
          <table:table-cell table:style-name="ce8" office:value-type="string" calcext:value-type="string">
            <text:p>9048512858 <text:s text:c="2"/>, 894332125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S <text:s/>ALDRIN(WYD16EC052)</text:p>
          </table:table-cell>
          <table:table-cell table:style-name="ce8" office:value-type="string" calcext:value-type="string">
            <text:p>GOVERNMENT ENGINEERING COLLEGE, WAYANAD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ITHAVALAPPIL HOUSE MUNDENVELI P.O SAUDI KOCHI PIN:682507</text:p>
          </table:table-cell>
          <table:table-cell table:style-name="ce8" office:value-type="string" calcext:value-type="string">
            <text:p>9605081679 <text:s text:c="2"/>, 96050816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S <text:s/>ALDRIN(WYD16EC052)</text:p>
          </table:table-cell>
          <table:table-cell table:style-name="ce8" office:value-type="string" calcext:value-type="string">
            <text:p>GOVERNMENT ENGINEERING COLLEGE, WAYANAD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ITHAVALAPPIL HOUSE MUNDENVELI P.O SAUDI KOCHI PIN:682507</text:p>
          </table:table-cell>
          <table:table-cell table:style-name="ce8" office:value-type="string" calcext:value-type="string">
            <text:p>9605081679 <text:s text:c="2"/>, 96050816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RANAY <text:s/>PRINCE(CHN17CS090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ARITHAM, KALARIKKAL, THEJAS LANE, PALLURUTHY, KOCHI 6</text:p>
          </table:table-cell>
          <table:table-cell table:style-name="ce8" office:value-type="string" calcext:value-type="string">
            <text:p>9447379704 <text:s text:c="2"/>, 949519650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RAJ(MDL18EC12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NNACHERY HOUSE N A D P O EDATHALA ALUVA</text:p>
          </table:table-cell>
          <table:table-cell table:style-name="ce8" office:value-type="string" calcext:value-type="string">
            <text:p>94952615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M B(TOC16EC003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YYATIL (H), <text:s/>ELANKUNNAPUZHA P.O,ERNAKULAM</text:p>
          </table:table-cell>
          <table:table-cell table:style-name="ce8" office:value-type="string" calcext:value-type="string">
            <text:p>9400089376 <text:s text:c="2"/>, 99464097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M B(TOC16EC003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YYATIL (H), <text:s/>ELANKUNNAPUZHA P.O,ERNAKULAM</text:p>
          </table:table-cell>
          <table:table-cell table:style-name="ce8" office:value-type="string" calcext:value-type="string">
            <text:p>9400089376 <text:s text:c="2"/>, 99464097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YSAKH <text:s/>RAJU(ICE16CS059)</text:p>
          </table:table-cell>
          <table:table-cell table:style-name="ce8" office:value-type="string" calcext:value-type="string">
            <text:p>ILAHI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umkattil (H) <text:s/>Perumpillichira (P O) <text:s/>Thodupuzha <text:s/>Idukki <text:s/>685605</text:p>
          </table:table-cell>
          <table:table-cell table:style-name="ce8" office:value-type="string" calcext:value-type="string">
            <text:p>9947594989 <text:s text:c="2"/>, 96055090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YSAKH <text:s/>RAJU(ICE16CS059)</text:p>
          </table:table-cell>
          <table:table-cell table:style-name="ce8" office:value-type="string" calcext:value-type="string">
            <text:p>ILAHI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umkattil (H) <text:s/>Perumpillichira (P O) <text:s/>Thodupuzha <text:s/>Idukki <text:s/>685605</text:p>
          </table:table-cell>
          <table:table-cell table:style-name="ce8" office:value-type="string" calcext:value-type="string">
            <text:p>9947594989 <text:s text:c="2"/>, 96055090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APADMANABHAN <text:s/>S(STC16CE006)</text:p>
          </table:table-cell>
          <table:table-cell table:style-name="ce8" office:value-type="string" calcext:value-type="string">
            <text:p>ST.THOMAS COLLEGE OF ENGINEERING &amp; TECHNOLOGY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iswarya, Cheppad kannimel, Cheppad p.o,</text:p>
          </table:table-cell>
          <table:table-cell table:style-name="ce8" office:value-type="string" calcext:value-type="string">
            <text:p>94478042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APADMANABHAN <text:s/>S(STC16CE006)</text:p>
          </table:table-cell>
          <table:table-cell table:style-name="ce8" office:value-type="string" calcext:value-type="string">
            <text:p>ST.THOMAS COLLEGE OF ENGINEERING &amp; TECHNOLOGY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iswarya, Cheppad kannimel, Cheppad p.o,</text:p>
          </table:table-cell>
          <table:table-cell table:style-name="ce8" office:value-type="string" calcext:value-type="string">
            <text:p>94478042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EEYUSH <text:s/>K(CEC16CS05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DATH HOUSE <text:s/>SHANMUGHAPURAM ROAD <text:s/>PACHALAM P O <text:s/>ERNAKULAM <text:s/>PIN 682012</text:p>
          </table:table-cell>
          <table:table-cell table:style-name="ce8" office:value-type="string" calcext:value-type="string">
            <text:p>944740486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 C MALAVIKA <text:s/>(MDL15BM05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REEGOVINDAM,ERAMALLOOR(PO), CHERTHALA,688537</text:p>
          </table:table-cell>
          <table:table-cell table:style-name="ce8" office:value-type="string" calcext:value-type="string">
            <text:p>9495291403 <text:s text:c="2"/>, 944637406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DUL SAHAD M S(MDL16EBE00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AHLA MANZIL, <text:s/>COCHIN UNIVERSITY P O, <text:s/>KOCHI-682022</text:p>
          </table:table-cell>
          <table:table-cell table:style-name="ce8" office:value-type="string" calcext:value-type="string">
            <text:p>9447781205 <text:s text:c="2"/>, 94460752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T PAUL <text:s/>(SHR16CS02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RAYIL HOUSE <text:s/>MALAYATTOOR P.O <text:s text:c="2"/>KALADY <text:s/>ERNAKULAM <text:s/>683587</text:p>
          </table:table-cell>
          <table:table-cell table:style-name="ce8" office:value-type="string" calcext:value-type="string">
            <text:p>9562963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T PAUL <text:s/>(SHR16CS02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RAYIL HOUSE <text:s/>MALAYATTOOR P.O <text:s text:c="2"/>KALADY <text:s/>ERNAKULAM <text:s/>683587</text:p>
          </table:table-cell>
          <table:table-cell table:style-name="ce8" office:value-type="string" calcext:value-type="string">
            <text:p>9562963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LVIN <text:s/>DEVASSY(FIT17CE079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NGUZHA (H) <text:s/>POOPPANI <text:s/>PERUMBAVOOR P.O</text:p>
          </table:table-cell>
          <table:table-cell table:style-name="ce8" office:value-type="string" calcext:value-type="string">
            <text:p>9447581652 <text:s text:c="2"/>, 964554823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ras V M(TCE16CH034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hammed Faras V.M, Varappoth House, Chelakkulam , Vengola P.O, Perumabvoor, Ernakulam - 683 556</text:p>
          </table:table-cell>
          <table:table-cell table:style-name="ce8" office:value-type="string" calcext:value-type="string">
            <text:p>97474144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DREW K PHILIP(RET16CS03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yyalath House No:33/215-B <text:s/>Vennala P.O <text:s text:c="2"/>Kochi-28</text:p>
          </table:table-cell>
          <table:table-cell table:style-name="ce8" office:value-type="string" calcext:value-type="string">
            <text:p>8943231020 <text:s text:c="2"/>, 94478190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JU <text:s/>SUBASH(RET16CS173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ttuparambil House <text:s/>Shenoy Road <text:s/>kaloor <text:s/>Kochi-17</text:p>
          </table:table-cell>
          <table:table-cell table:style-name="ce8" office:value-type="string" calcext:value-type="string">
            <text:p>98462201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JA <text:s/>S(MNR17ME02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ARAVANA NIVAS,ANRA 35,10/168B,AVALOOR NAGAR,THATHAMPALLY P.O .,ALAPPUZHA,KERALA</text:p>
          </table:table-cell>
          <table:table-cell table:style-name="ce8" office:value-type="string" calcext:value-type="string">
            <text:p>7907911992 <text:s text:c="2"/>, 85472991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VARGHESE(MBT15CS02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MBESWARATH (H), KUNNAM THANAM P.O, MALLAPPALLY, PATHANAMTHITTA</text:p>
          </table:table-cell>
          <table:table-cell table:style-name="ce8" office:value-type="string" calcext:value-type="string">
            <text:p>8547537962 <text:s text:c="2"/>, 94462862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VARGHESE(MBT15CS02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MBESWARATH (H), KUNNAM THANAM P.O, MALLAPPALLY, PATHANAMTHITTA</text:p>
          </table:table-cell>
          <table:table-cell table:style-name="ce8" office:value-type="string" calcext:value-type="string">
            <text:p>8547537962 <text:s text:c="2"/>, 94462862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M <text:s/>ANTONY(AEC18CE028)</text:p>
          </table:table-cell>
          <table:table-cell table:style-name="ce8" office:value-type="string" calcext:value-type="string">
            <text:p>COLLEGE OF ENGINEERING ARANMU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NAMKATTU HOUSE <text:s/>KANNAMALY P.O <text:s/>KOCHI <text:s/>682008</text:p>
          </table:table-cell>
          <table:table-cell table:style-name="ce8" office:value-type="string" calcext:value-type="string">
            <text:p>98478594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ERIN P SYAM(BMC16AE018)</text:p>
          </table:table-cell>
          <table:table-cell table:style-name="ce8" office:value-type="string" calcext:value-type="string">
            <text:p>BASELIOS MATHEWS I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KAL HOUSE <text:s/>PLAMPAZHINJI <text:s/>MANCHAMCODU P O <text:s/>THIRUVANANTHAPURAM <text:s/>695125</text:p>
          </table:table-cell>
          <table:table-cell table:style-name="ce8" office:value-type="string" calcext:value-type="string">
            <text:p>894331470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KHESH <text:s/>S(MDL16EE04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60 KADAVANKAL HOUSE RICE REASEARCH ROAD PONNURUNNI VYTTILA PO KOCHI</text:p>
          </table:table-cell>
          <table:table-cell table:style-name="ce8" office:value-type="string" calcext:value-type="string">
            <text:p>9446227940 <text:s text:c="2"/>, 940007785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HIJITH M S(TOC16EC001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URUTHIPILLIL (H),MARADU P.O.,CHAMBAKKARA</text:p>
          </table:table-cell>
          <table:table-cell table:style-name="ce8" office:value-type="string" calcext:value-type="string">
            <text:p>949644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KSON <text:s/>SHIBU(TKI15FT045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NMALAKUNNEL, CHENGALAM PO, ELAMGULAM</text:p>
          </table:table-cell>
          <table:table-cell table:style-name="ce8" office:value-type="string" calcext:value-type="string">
            <text:p>94009642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<text:s/>NAZAR(ILE16ME012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HUKAPILLY HOUSE <text:s/>V.M.B ROAD , KOONAMTHAI , <text:s/>NEAR KIMS HOSPITAL , <text:s/>EDAPPALLY P.O</text:p>
          </table:table-cell>
          <table:table-cell table:style-name="ce8" office:value-type="string" calcext:value-type="string">
            <text:p>9746588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<text:s/>NAZAR(ILE16ME012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HUKAPILLY HOUSE <text:s/>V.M.B ROAD , KOONAMTHAI , <text:s/>NEAR KIMS HOSPITAL , <text:s/>EDAPPALLY P.O</text:p>
          </table:table-cell>
          <table:table-cell table:style-name="ce8" office:value-type="string" calcext:value-type="string">
            <text:p>9746588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ENCY <text:s/>BABU(MDL18EBE03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LAKUZHIYIL HOUSE PARATHODE IDUKKI PO</text:p>
          </table:table-cell>
          <table:table-cell table:style-name="ce8" office:value-type="string" calcext:value-type="string">
            <text:p>8157933330 <text:s text:c="2"/>, 944612982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AHEEM MOHAMMED ASHRAF(FIT17CE050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ungal house, Madrassa lane , Aluva</text:p>
          </table:table-cell>
          <table:table-cell table:style-name="ce8" office:value-type="string" calcext:value-type="string">
            <text:p>+971 50 5368064 <text:s text:c="2"/>, 82815186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AHEEM MOHAMMED ASHRAF(FIT17CE050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ungal house, Madrassa lane , Aluva</text:p>
          </table:table-cell>
          <table:table-cell table:style-name="ce8" office:value-type="string" calcext:value-type="string">
            <text:p>+971 50 5368064 <text:s text:c="2"/>, 82815186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BIN <text:s/>BABY(TKR16CS019)</text:p>
          </table:table-cell>
          <table:table-cell table:style-name="ce8" office:value-type="string" calcext:value-type="string">
            <text:p>COLLEGE OF ENGINEERING TRIKARIP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an parambil(h),peringome(p.o),madakkampoil,payyannur(via),kannur(dist)</text:p>
          </table:table-cell>
          <table:table-cell table:style-name="ce8" office:value-type="string" calcext:value-type="string">
            <text:p>965692179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RTHIKA <text:s/>S(MLM15CS055)</text:p>
          </table:table-cell>
          <table:table-cell table:style-name="ce8" office:value-type="string" calcext:value-type="string">
            <text:p>MANGA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AYAKATTU(H),KORATTY EAST P.O,CHIRANGARA,THRISSUR</text:p>
          </table:table-cell>
          <table:table-cell table:style-name="ce8" office:value-type="string" calcext:value-type="string">
            <text:p>9526565727 <text:s text:c="2"/>, 99467836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RTHIKA <text:s/>S(MLM15CS055)</text:p>
          </table:table-cell>
          <table:table-cell table:style-name="ce8" office:value-type="string" calcext:value-type="string">
            <text:p>MANGA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AYAKATTU(H),KORATTY EAST P.O,CHIRANGARA,THRISSUR</text:p>
          </table:table-cell>
          <table:table-cell table:style-name="ce8" office:value-type="string" calcext:value-type="string">
            <text:p>9526565727 <text:s text:c="2"/>, 99467836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NU <text:s/>JUDE(MNR17CS015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ASSERY HOUSE <text:s/>THEKKANMALIPPURAM <text:s text:c="2"/>AZHEEKKAL ERNAKULAM 682508</text:p>
          </table:table-cell>
          <table:table-cell table:style-name="ce8" office:value-type="string" calcext:value-type="string">
            <text:p>8547556706 <text:s text:c="2"/>, 80860567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SHI A R(TOC15EE032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RISSERIL HOUSE , KADUTHURUTHY P O KOTTAYAM</text:p>
          </table:table-cell>
          <table:table-cell table:style-name="ce8" office:value-type="string" calcext:value-type="string">
            <text:p>9847466434 <text:s text:c="2"/>, 90371203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<text:s/>SALIH(MDL18EBE04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MANA HOUSE PUTHUVASSERY NEDUMBASSERY P.O PIN: 683585</text:p>
          </table:table-cell>
          <table:table-cell table:style-name="ce8" office:value-type="string" calcext:value-type="string">
            <text:p>9995961114 <text:s text:c="2"/>, 95678921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VED <text:s/>VEMMARAKKOTTIL(ASI15ME086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MMARAKKOTTIL NAVANEETHAM,PUNCHAPDAM,PALAKKAD,KERALA</text:p>
          </table:table-cell>
          <table:table-cell table:style-name="ce8" office:value-type="string" calcext:value-type="string">
            <text:p>99611543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 VIPIN <text:s/>KUMAR(MDL18EE05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17/899, <text:s/>KOUSTUBHAM, HARITHA NAGAR, KALLEPULLY, PALAKKAD. <text:s/>678005</text:p>
          </table:table-cell>
          <table:table-cell table:style-name="ce8" office:value-type="string" calcext:value-type="string">
            <text:p>7560872538 <text:s text:c="2"/>, 94460294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OLBIN <text:s/>JOJO(NSS16IC018)</text:p>
          </table:table-cell>
          <table:table-cell table:style-name="ce8" office:value-type="string" calcext:value-type="string">
            <text:p>NS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STRUMENTATION AND CONTRO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AVANATTU HOUSE <text:s/>THOMMANKUTHU PO <text:s/>THODUPUZHA <text:s/>IDUKKI <text:s/>KERALA</text:p>
          </table:table-cell>
          <table:table-cell table:style-name="ce8" office:value-type="string" calcext:value-type="string">
            <text:p>9847751893 <text:s text:c="2"/>, 81579929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ANTONY JOSEPH(MUT18ME007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ottil house <text:s text:c="2"/>thalayazham <text:s text:c="2"/>vechoor .p.o <text:s/>viakom</text:p>
          </table:table-cell>
          <table:table-cell table:style-name="ce8" office:value-type="string" calcext:value-type="string">
            <text:p>9633304190 <text:s text:c="2"/>, 99953242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NAL P BABY(MDL18EBE01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VELIL HOUSE,PUTHUR P.O,THONIPPARA,THRISSUR,KERALA,680014</text:p>
          </table:table-cell>
          <table:table-cell table:style-name="ce8" office:value-type="string" calcext:value-type="string">
            <text:p>8547266212 <text:s text:c="2"/>, 96457712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<text:s/>RAJ(TKI16CS021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ODHYA, P.O., VADAKKUMBAD THALASSERY, KANNUR - PIN-678105</text:p>
          </table:table-cell>
          <table:table-cell table:style-name="ce8" office:value-type="string" calcext:value-type="string">
            <text:p>82817 89815 <text:s text:c="2"/>, 9102849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NEETH E V(MDL16CS12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RIVENI, CUSTOMS COLONY, THAMARASSERI ROAD, POONITHURA P.O., COCHIN - 682 038.</text:p>
          </table:table-cell>
          <table:table-cell table:style-name="ce8" office:value-type="string" calcext:value-type="string">
            <text:p>9946241662 <text:s text:c="2"/>, 97451954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NTRODUCTION TO SUSTAINABLE ENGINEERING ( BE103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N <text:s/>GEORGE(RET17ME02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erumpallikuttiyil <text:s/>thekkekara po <text:s/>mavelikara</text:p>
          </table:table-cell>
          <table:table-cell table:style-name="ce8" office:value-type="string" calcext:value-type="string">
            <text:p>9447506261 <text:s text:c="2"/>, 94007186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FIL MON MARTIN(TOC16EC018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CKALAKAPARAMBIL (H), <text:s/>PALARIVATTOM P O, <text:s/>COCHIN-682025</text:p>
          </table:table-cell>
          <table:table-cell table:style-name="ce8" office:value-type="string" calcext:value-type="string">
            <text:p>9961467391 <text:s text:c="2"/>, 90613942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<text:s/>P(RCE16AE009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nchappadath (h) <text:s/>pallikurup (po) <text:s/>mannarkad <text:s text:c="2"/>678582</text:p>
          </table:table-cell>
          <table:table-cell table:style-name="ce8" office:value-type="string" calcext:value-type="string">
            <text:p>9048574631 <text:s text:c="2"/>, 90488151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A SHEKHA MOL(MDL18EBE04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UVATHIL HOUSE,ELOOKKARA,MUPPATHADAM P.O,ALUVA</text:p>
          </table:table-cell>
          <table:table-cell table:style-name="ce8" office:value-type="string" calcext:value-type="string">
            <text:p>98465971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A SHEKHA MOL(MDL18EBE04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UVATHIL HOUSE,ELOOKKARA,MUPPATHADAM P.O,ALUVA</text:p>
          </table:table-cell>
          <table:table-cell table:style-name="ce8" office:value-type="string" calcext:value-type="string">
            <text:p>98465971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<text:s/>DINESH(MNR17ME00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VANEETHAM , MC ROAD,ETTUMANOOR.PO,ETTUMANOOR,686631</text:p>
          </table:table-cell>
          <table:table-cell table:style-name="ce8" office:value-type="string" calcext:value-type="string">
            <text:p>9349867403 <text:s text:c="2"/>, 9846347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<text:s/>DINESH(MNR17ME00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VANEETHAM , MC ROAD,ETTUMANOOR.PO,ETTUMANOOR,686631</text:p>
          </table:table-cell>
          <table:table-cell table:style-name="ce8" office:value-type="string" calcext:value-type="string">
            <text:p>9349867403 <text:s text:c="2"/>, 9846347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WIN V PAUL(VJC18CS034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MBRA HOUSE <text:s/>VATTAKKATTUPADY P O <text:s/>PERUMBAVOOR</text:p>
          </table:table-cell>
          <table:table-cell table:style-name="ce8" office:value-type="string" calcext:value-type="string">
            <text:p>9388627823 <text:s text:c="2"/>, 93881239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WIN V PAUL(VJC18CS034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MBRA HOUSE <text:s/>VATTAKKATTUPADY P O <text:s/>PERUMBAVOOR</text:p>
          </table:table-cell>
          <table:table-cell table:style-name="ce8" office:value-type="string" calcext:value-type="string">
            <text:p>9388627823 <text:s text:c="2"/>, 93881239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MENON P P <text:s/>(IES16ME003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LAKSHMI GOVINDAM, PARAKKAL PUTHIYAVEEDU, <text:s/>MANKAVU, <text:s/>CALICUT <text:s/>673007</text:p>
          </table:table-cell>
          <table:table-cell table:style-name="ce8" office:value-type="string" calcext:value-type="string">
            <text:p>9447180349 <text:s text:c="2"/>, 94471727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MENON P P <text:s/>(IES16ME003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LAKSHMI GOVINDAM, PARAKKAL PUTHIYAVEEDU, <text:s/>MANKAVU, <text:s/>CALICUT <text:s/>673007</text:p>
          </table:table-cell>
          <table:table-cell table:style-name="ce8" office:value-type="string" calcext:value-type="string">
            <text:p>9447180349 <text:s text:c="2"/>, 94471727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 S Aslam Sha <text:s/>Ashkar(ILE15CS025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yyathum Parambil, Eloor North,Udyogamandal POErnakulam-683501</text:p>
          </table:table-cell>
          <table:table-cell table:style-name="ce8" office:value-type="string" calcext:value-type="string">
            <text:p>9895949477 <text:s text:c="2"/>, 9061046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 S Aslam Sha <text:s/>Ashkar(ILE15CS025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yyathum Parambil, Eloor North,Udyogamandal POErnakulam-683501</text:p>
          </table:table-cell>
          <table:table-cell table:style-name="ce8" office:value-type="string" calcext:value-type="string">
            <text:p>9895949477 <text:s text:c="2"/>, 9061046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ERA <text:s/>JOY(KIT16CS014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RAKKATHIL HOUSE <text:s/>MADHAVANPADI, VADAVATHOOR, P.O. KOTTAYAM</text:p>
          </table:table-cell>
          <table:table-cell table:style-name="ce8" office:value-type="string" calcext:value-type="string">
            <text:p>9495645128 <text:s text:c="2"/>, 94977701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ISTER REEVE <text:s/>XAVIER F(NCE15AU005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PARAMBIL HOUSE, NAZARETH, MATTANCHERY, COCHIN - 2</text:p>
          </table:table-cell>
          <table:table-cell table:style-name="ce8" office:value-type="string" calcext:value-type="string">
            <text:p>94005451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ilna <text:s/>P H(TCE18CE002)</text:p>
          </table:table-cell>
          <table:table-cell table:style-name="ce8" office:value-type="string" calcext:value-type="string">
            <text:p>TOM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iyath House, Ochanthuruthu P.O, Valapu, Ernakulam <text:s/>- 682 508</text:p>
          </table:table-cell>
          <table:table-cell table:style-name="ce8" office:value-type="string" calcext:value-type="string">
            <text:p>80894834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RY SANJANA T.X(PTA17CS025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,CHERANALLOORE,P.O,KOCHI-34</text:p>
          </table:table-cell>
          <table:table-cell table:style-name="ce8" office:value-type="string" calcext:value-type="string">
            <text:p>9846198110 <text:s text:c="2"/>, 984607270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BIN <text:s/>BABU(BMC16AE005)</text:p>
          </table:table-cell>
          <table:table-cell table:style-name="ce8" office:value-type="string" calcext:value-type="string">
            <text:p>BASELIOS MATHEWS I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RUVILAYIL HOUSE <text:s text:c="2"/>KOODAL P O <text:s/>PATHANAMTHITTA <text:s/>689693</text:p>
          </table:table-cell>
          <table:table-cell table:style-name="ce8" office:value-type="string" calcext:value-type="string">
            <text:p>9562321370 <text:s text:c="2"/>, 99957913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JALI <text:s/>SURESH(PJR17EC003)</text:p>
          </table:table-cell>
          <table:table-cell table:style-name="ce8" office:value-type="string" calcext:value-type="string">
            <text:p>COLLEGE OF ENGINEERING,POONJ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THARAYIL HOUSE <text:s text:c="2"/>EROOR SOUTH PO <text:s/>TRIPUNITHURA ERNAKULAM <text:s/>KERALA 682306</text:p>
          </table:table-cell>
          <table:table-cell table:style-name="ce8" office:value-type="string" calcext:value-type="string">
            <text:p>9526404651 <text:s text:c="2"/>, 97472613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N NAIR(MNR17ME002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LETHODIYIL HOUSE MANKULAM P O <text:s/>IDUKKI DIST KERALA <text:s/>PIN 685565</text:p>
          </table:table-cell>
          <table:table-cell table:style-name="ce8" office:value-type="string" calcext:value-type="string">
            <text:p>94469848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N NAIR(MNR17ME002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LETHODIYIL HOUSE MANKULAM P O <text:s/>IDUKKI DIST KERALA <text:s/>PIN 685565</text:p>
          </table:table-cell>
          <table:table-cell table:style-name="ce8" office:value-type="string" calcext:value-type="string">
            <text:p>94469848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RANCIS ROHAN JOHN(VJC15EC045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ERAKKAL , SRA 83/C, NEAR VANCHINAD APTS, MASJID ROAD , VAZHAKKALA , THRIKKAKKARA - 682021</text:p>
          </table:table-cell>
          <table:table-cell table:style-name="ce8" office:value-type="string" calcext:value-type="string">
            <text:p>9946166878 <text:s text:c="2"/>, 98461686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RANCIS ROHAN JOHN(VJC15EC045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ERAKKAL , SRA 83/C, NEAR VANCHINAD APTS, MASJID ROAD , VAZHAKKALA , THRIKKAKKARA - 682021</text:p>
          </table:table-cell>
          <table:table-cell table:style-name="ce8" office:value-type="string" calcext:value-type="string">
            <text:p>9946166878 <text:s text:c="2"/>, 98461686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S MUHAMMED LILAQUATH(VJC16IT03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 Kudiyil House, <text:s/>Pipeline Junction, <text:s/>Near Cochin Public School, <text:s/>Thrikkakara</text:p>
          </table:table-cell>
          <table:table-cell table:style-name="ce8" office:value-type="string" calcext:value-type="string">
            <text:p>94470012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S MUHAMMED LILAQUATH(VJC16IT03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 Kudiyil House, <text:s/>Pipeline Junction, <text:s/>Near Cochin Public School, <text:s/>Thrikkakara</text:p>
          </table:table-cell>
          <table:table-cell table:style-name="ce8" office:value-type="string" calcext:value-type="string">
            <text:p>94470012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UTHY <text:s/>S(KIT16CS023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LUPURACKAL <text:s text:c="2"/>THALAVADY P.O. ALAPPUZHA</text:p>
          </table:table-cell>
          <table:table-cell table:style-name="ce8" office:value-type="string" calcext:value-type="string">
            <text:p>9961614282 <text:s text:c="2"/>, 70251495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MAL <text:s/>LATHEEF(ADR18CS003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CKANPARAVILA, KANNAMKODE ADOOR P O, <text:s/>ADOOR, PATHANAMTHITTA</text:p>
          </table:table-cell>
          <table:table-cell table:style-name="ce8" office:value-type="string" calcext:value-type="string">
            <text:p>94971537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MAL <text:s/>LATHEEF(ADR18CS003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CKANPARAVILA, KANNAMKODE ADOOR P O, <text:s/>ADOOR, PATHANAMTHITTA</text:p>
          </table:table-cell>
          <table:table-cell table:style-name="ce8" office:value-type="string" calcext:value-type="string">
            <text:p>94971537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BEEB KIZHAKKE PEEDIKAYIL(SCM16EE030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 PEEDIKAYIL HOUSE <text:s/>CHERUTHURUTHY PO</text:p>
          </table:table-cell>
          <table:table-cell table:style-name="ce8" office:value-type="string" calcext:value-type="string">
            <text:p>98468859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BEEB KIZHAKKE PEEDIKAYIL(SCM16EE030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 PEEDIKAYIL HOUSE <text:s/>CHERUTHURUTHY PO</text:p>
          </table:table-cell>
          <table:table-cell table:style-name="ce8" office:value-type="string" calcext:value-type="string">
            <text:p>98468859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VIN JOSEPH SEBASTIAN(AJC15ME088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LLICKAL HOUSE <text:s text:c="2"/>ANAKULAM P.O. <text:s/>CHANNAPETTA VIA <text:s/>ANCHAL KOLLAM DIST.</text:p>
          </table:table-cell>
          <table:table-cell table:style-name="ce8" office:value-type="string" calcext:value-type="string">
            <text:p>9447046978 <text:s text:c="2"/>, 82819646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LAVIKA <text:s/>CP(MDL17EBE039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OLEZHATH HOUSE KARUVELIPADY</text:p>
          </table:table-cell>
          <table:table-cell table:style-name="ce8" office:value-type="string" calcext:value-type="string">
            <text:p>93888757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LAVIKA <text:s/>CP(MDL17EBE039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OLEZHATH HOUSE KARUVELIPADY</text:p>
          </table:table-cell>
          <table:table-cell table:style-name="ce8" office:value-type="string" calcext:value-type="string">
            <text:p>93888757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S(TKM16EC025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OURI NANDANAM, <text:s/>DECENT JN, <text:s text:c="2"/>PO KOLLAM</text:p>
          </table:table-cell>
          <table:table-cell table:style-name="ce8" office:value-type="string" calcext:value-type="string">
            <text:p>9961363048 <text:s text:c="2"/>, 99614730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S(TKM16EC025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OURI NANDANAM, <text:s/>DECENT JN, <text:s text:c="2"/>PO KOLLAM</text:p>
          </table:table-cell>
          <table:table-cell table:style-name="ce8" office:value-type="string" calcext:value-type="string">
            <text:p>9961363048 <text:s text:c="2"/>, 99614730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AVIND A M(CHN16AE008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MBADY HOUSE <text:s/>PERUMANOOR P O <text:s/>COCHIN-15 <text:s/>PIN-682015 <text:s/>ERNAKULAM DISTRICT</text:p>
          </table:table-cell>
          <table:table-cell table:style-name="ce8" office:value-type="string" calcext:value-type="string">
            <text:p>9895233974 <text:s text:c="2"/>, 83018292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 T PRASAD(SGI17CE016)</text:p>
          </table:table-cell>
          <table:table-cell table:style-name="ce8" office:value-type="string" calcext:value-type="string">
            <text:p>SNGIST GROUP OF INSTITUTION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TTAYIL(H) <text:s/>PANANGAD P.O <text:s/>ERNAKULAM <text:s/>PIN NO 682506</text:p>
          </table:table-cell>
          <table:table-cell table:style-name="ce8" office:value-type="string" calcext:value-type="string">
            <text:p>9946200963 <text:s text:c="2"/>, 99460153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<text:s/>P S(NCE16EC020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ZHY HOUSE <text:s/>PANDARAKKAD <text:s/>BANK ROAD <text:s/>ALATHUR POST <text:s/>PALAKKAD-678541</text:p>
          </table:table-cell>
          <table:table-cell table:style-name="ce8" office:value-type="string" calcext:value-type="string">
            <text:p>9847923196 <text:s text:c="2"/>, 808968877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<text:s/>P S(NCE16EC020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ZHY HOUSE <text:s/>PANDARAKKAD <text:s/>BANK ROAD <text:s/>ALATHUR POST <text:s/>PALAKKAD-678541</text:p>
          </table:table-cell>
          <table:table-cell table:style-name="ce8" office:value-type="string" calcext:value-type="string">
            <text:p>9847923196 <text:s text:c="2"/>, 808968877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RATH <text:s/>ALEX(MNR17ME02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DUVILKUNNATH HOUSE VALLARPADAM P.O</text:p>
          </table:table-cell>
          <table:table-cell table:style-name="ce8" office:value-type="string" calcext:value-type="string">
            <text:p>9388863240 <text:s text:c="2"/>, 96456919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ALAKRISHNAN <text:s/>P(SCM16AU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YICKAL BHAVANAM <text:s/>VADACODE PO KANGARAPPADY <text:s text:c="2"/>KALAMASSERY,682021</text:p>
          </table:table-cell>
          <table:table-cell table:style-name="ce8" office:value-type="string" calcext:value-type="string">
            <text:p>9446490943 <text:s text:c="2"/>, 944639094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ALAKRISHNAN <text:s/>P(SCM16AU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YICKAL BHAVANAM <text:s/>VADACODE PO KANGARAPPADY <text:s text:c="2"/>KALAMASSERY,682021</text:p>
          </table:table-cell>
          <table:table-cell table:style-name="ce8" office:value-type="string" calcext:value-type="string">
            <text:p>9446490943 <text:s text:c="2"/>, 944639094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LEN THOMAS PALLATH(SHR15CS012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REEN WOODS MANOR , PALLATH HOUSE, P.B.K MYNA ROAD , VAZHAKKALA , KOCHI - 682021</text:p>
          </table:table-cell>
          <table:table-cell table:style-name="ce8" office:value-type="string" calcext:value-type="string">
            <text:p>9847923573 <text:s text:c="2"/>, 90619046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UGUSTINE <text:s/>HENSON FERNANDEZ(KNR17ME026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YAKKAL HOUSE <text:s/>MOOLAMPILLY P O <text:s/>ERNAKULAM <text:s/>PIN 682027</text:p>
          </table:table-cell>
          <table:table-cell table:style-name="ce8" office:value-type="string" calcext:value-type="string">
            <text:p>974572078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Y J JOHN(FIT16EC061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Flat No F1, <text:s text:c="2"/>St James Road, <text:s text:c="2"/>Vyttila, Kochi-682019</text:p>
          </table:table-cell>
          <table:table-cell table:style-name="ce8" office:value-type="string" calcext:value-type="string">
            <text:p>9447114920 <text:s text:c="2"/>, 94460649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N MARY TOM C <text:s/>(IDK18EE005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RANGAL HOUSE,KOTTAPPURAM,ALANGAD,ERNAKULAM</text:p>
          </table:table-cell>
          <table:table-cell table:style-name="ce8" office:value-type="string" calcext:value-type="string">
            <text:p>9446568231 <text:s text:c="2"/>, 944606823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JITHA S KUMAR(FIT16EC019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, <text:s/>Ever Green Villas, <text:s/>Irumpanam P O, Thripunithura-682309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 table:number-rows-repeated="10481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8-07-21FN" table:style-name="ta1">
        <office:forms form:automatic-focus="false" form:apply-design-mode="false"/>
        <table:table-column table:style-name="co7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7" table:default-cell-style-name="Default"/>
        <table:table-row table:style-name="ro4">
          <table:table-cell table:style-name="ce17" table:number-columns-repeated="2"/>
          <table:table-cell table:style-name="ce21" table:formula="of:=COM.MICROSOFT.CONCAT(&quot;Room :&quot;;[.A3])" office:value-type="string" office:string-value="Room :410" calcext:value-type="string">
            <text:p>Room :410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Koshy Shibu Thomas</text:p>
          </table:table-cell>
          <table:table-cell table:style-name="ce22" office:value-type="string" calcext:value-type="string">
            <text:p>ADR16CS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Sam <text:s/>Antony</text:p>
          </table:table-cell>
          <table:table-cell table:style-name="ce22" office:value-type="string" calcext:value-type="string">
            <text:p>AEC18CE02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bel <text:s/>Xavier</text:p>
          </table:table-cell>
          <table:table-cell table:style-name="ce22" office:value-type="string" calcext:value-type="string">
            <text:p>AIK18EE00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Tony <text:s/>Byju</text:p>
          </table:table-cell>
          <table:table-cell table:style-name="ce22" office:value-type="string" calcext:value-type="string">
            <text:p>AIK18EE01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Meghana <text:s/>Nandan</text:p>
          </table:table-cell>
          <table:table-cell table:style-name="ce22" office:value-type="string" calcext:value-type="string">
            <text:p>ASI18CS08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Sherin P Syam</text:p>
          </table:table-cell>
          <table:table-cell table:style-name="ce22" office:value-type="string" calcext:value-type="string">
            <text:p>BMC16AE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Asha <text:s/>Antony</text:p>
          </table:table-cell>
          <table:table-cell table:style-name="ce22" office:value-type="string" calcext:value-type="string">
            <text:p>BTE15CS01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Aditya Francis Chettupuzhakaren</text:p>
          </table:table-cell>
          <table:table-cell table:style-name="ce22" office:value-type="string" calcext:value-type="string">
            <text:p>CEC15CS0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Krishnaprasad <text:s/>S</text:p>
          </table:table-cell>
          <table:table-cell table:style-name="ce22" office:value-type="string" calcext:value-type="string">
            <text:p>CEC16EE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Dev Krishna Danam</text:p>
          </table:table-cell>
          <table:table-cell table:style-name="ce22" office:value-type="string" calcext:value-type="string">
            <text:p>CHN18EE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shna Aiswarya L K</text:p>
          </table:table-cell>
          <table:table-cell table:style-name="ce22" office:value-type="string" calcext:value-type="string">
            <text:p>CIM18CE00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Roohi Fathima T Y</text:p>
          </table:table-cell>
          <table:table-cell table:style-name="ce22" office:value-type="string" calcext:value-type="string">
            <text:p>CIM18CE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njitha S Kumar</text:p>
          </table:table-cell>
          <table:table-cell table:style-name="ce22" office:value-type="string" calcext:value-type="string">
            <text:p>FIT16EC01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Melvin <text:s/>Devassy</text:p>
          </table:table-cell>
          <table:table-cell table:style-name="ce22" office:value-type="string" calcext:value-type="string">
            <text:p>FIT17CE07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ditya Menon P P <text:s/></text:p>
          </table:table-cell>
          <table:table-cell table:style-name="ce22" office:value-type="string" calcext:value-type="string">
            <text:p>IES16ME00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Parvathy K Sudheer</text:p>
          </table:table-cell>
          <table:table-cell table:style-name="ce22" office:value-type="string" calcext:value-type="string">
            <text:p>JCE18AN04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Kajal <text:s/>Kumari</text:p>
          </table:table-cell>
          <table:table-cell table:style-name="ce22" office:value-type="string" calcext:value-type="string">
            <text:p>JCE18CE02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20" office:value-type="string" calcext:value-type="string">
            <text:p>A18</text:p>
          </table:table-cell>
          <table:table-cell table:style-name="ce18" office:value-type="string" calcext:value-type="string">
            <text:p>Rahul K. A</text:p>
          </table:table-cell>
          <table:table-cell table:style-name="ce22" office:value-type="string" calcext:value-type="string">
            <text:p>JEC18MC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5">
          <table:table-cell table:style-name="ce17" table:number-columns-repeated="2"/>
          <table:table-cell table:style-name="ce21" table:formula="of:=COM.MICROSOFT.CONCAT(&quot;Room :&quot;;[.A23])" office:value-type="string" office:string-value="Room :515" calcext:value-type="string">
            <text:p>Room :515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Anandhu E S</text:p>
          </table:table-cell>
          <table:table-cell table:style-name="ce22" office:value-type="string" calcext:value-type="string">
            <text:p>KIT16CS00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Adil P.A. </text:p>
          </table:table-cell>
          <table:table-cell table:style-name="ce22" office:value-type="string" calcext:value-type="string">
            <text:p>KME18CE0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thira S Kumar</text:p>
          </table:table-cell>
          <table:table-cell table:style-name="ce22" office:value-type="string" calcext:value-type="string">
            <text:p>KME18CE02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Bristo Raj </text:p>
          </table:table-cell>
          <table:table-cell table:style-name="ce22" office:value-type="string" calcext:value-type="string">
            <text:p>KME18CE02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Sadhiq Ali A M</text:p>
          </table:table-cell>
          <table:table-cell table:style-name="ce22" office:value-type="string" calcext:value-type="string">
            <text:p>KME18CE06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Salih M.K. </text:p>
          </table:table-cell>
          <table:table-cell table:style-name="ce22" office:value-type="string" calcext:value-type="string">
            <text:p>KME18CE06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Arun Kumar A</text:p>
          </table:table-cell>
          <table:table-cell table:style-name="ce22" office:value-type="string" calcext:value-type="string">
            <text:p>KNR18EC03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Anusree K S</text:p>
          </table:table-cell>
          <table:table-cell table:style-name="ce22" office:value-type="string" calcext:value-type="string">
            <text:p>KSD18CS02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Jomon <text:s/>Shaji</text:p>
          </table:table-cell>
          <table:table-cell table:style-name="ce22" office:value-type="string" calcext:value-type="string">
            <text:p>MBC16EC03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sha <text:s/>Varghese</text:p>
          </table:table-cell>
          <table:table-cell table:style-name="ce22" office:value-type="string" calcext:value-type="string">
            <text:p>MBT15CS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Jobin <text:s/>S L</text:p>
          </table:table-cell>
          <table:table-cell table:style-name="ce22" office:value-type="string" calcext:value-type="string">
            <text:p>MBT16CS05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bdul Sahad M S</text:p>
          </table:table-cell>
          <table:table-cell table:style-name="ce22" office:value-type="string" calcext:value-type="string">
            <text:p>MDL16EBE00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Shijith P Scaria</text:p>
          </table:table-cell>
          <table:table-cell table:style-name="ce22" office:value-type="string" calcext:value-type="string">
            <text:p>MDL17EBE05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Akshay S Vinod</text:p>
          </table:table-cell>
          <table:table-cell table:style-name="ce22" office:value-type="string" calcext:value-type="string">
            <text:p>MDL18CS01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Eshaan K S</text:p>
          </table:table-cell>
          <table:table-cell table:style-name="ce22" office:value-type="string" calcext:value-type="string">
            <text:p>MDL18CS04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Hameem Hassan K B</text:p>
          </table:table-cell>
          <table:table-cell table:style-name="ce22" office:value-type="string" calcext:value-type="string">
            <text:p>MDL18CS05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Raashid Suhail M</text:p>
          </table:table-cell>
          <table:table-cell table:style-name="ce22" office:value-type="string" calcext:value-type="string">
            <text:p>MDL18CS09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20" office:value-type="string" calcext:value-type="string">
            <text:p>A18</text:p>
          </table:table-cell>
          <table:table-cell table:style-name="ce18" office:value-type="string" calcext:value-type="string">
            <text:p>Johan B Zachariah</text:p>
          </table:table-cell>
          <table:table-cell table:style-name="ce22" office:value-type="string" calcext:value-type="string">
            <text:p>MGP18FT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7" table:number-columns-repeated="2"/>
          <table:table-cell table:style-name="ce21" table:formula="of:=COM.MICROSOFT.CONCAT(&quot;Room :&quot;;[.A43])" office:value-type="string" office:string-value="Room :509" calcext:value-type="string">
            <text:p>Room :509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Jinu <text:s/>Jude</text:p>
          </table:table-cell>
          <table:table-cell table:style-name="ce22" office:value-type="string" calcext:value-type="string">
            <text:p>MNR17CS01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Ashik <text:s/>Fasal</text:p>
          </table:table-cell>
          <table:table-cell table:style-name="ce22" office:value-type="string" calcext:value-type="string">
            <text:p>MNR17ME00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thul <text:s/>P S</text:p>
          </table:table-cell>
          <table:table-cell table:style-name="ce22" office:value-type="string" calcext:value-type="string">
            <text:p>NCE16EC02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Dolbin <text:s/>Jojo</text:p>
          </table:table-cell>
          <table:table-cell table:style-name="ce22" office:value-type="string" calcext:value-type="string">
            <text:p>NSS16IC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Thameemul Ansari Cn</text:p>
          </table:table-cell>
          <table:table-cell table:style-name="ce22" office:value-type="string" calcext:value-type="string">
            <text:p>NSS17ME10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Thejus <text:s/>Manikandan</text:p>
          </table:table-cell>
          <table:table-cell table:style-name="ce22" office:value-type="string" calcext:value-type="string">
            <text:p>RCE17ME03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Harold <text:s/>Edison</text:p>
          </table:table-cell>
          <table:table-cell table:style-name="ce22" office:value-type="string" calcext:value-type="string">
            <text:p>RET16CS1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Habeeb Kizhakke Peedikayil</text:p>
          </table:table-cell>
          <table:table-cell table:style-name="ce22" office:value-type="string" calcext:value-type="string">
            <text:p>SCM16EE03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Jovel <text:s/>Jose</text:p>
          </table:table-cell>
          <table:table-cell table:style-name="ce22" office:value-type="string" calcext:value-type="string">
            <text:p>SJC16CS06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nanthu <text:s/>Manikuttan</text:p>
          </table:table-cell>
          <table:table-cell table:style-name="ce22" office:value-type="string" calcext:value-type="string">
            <text:p>TCE16ME00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sif A M</text:p>
          </table:table-cell>
          <table:table-cell table:style-name="ce22" office:value-type="string" calcext:value-type="string">
            <text:p>TKM18CE03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Rishi A R</text:p>
          </table:table-cell>
          <table:table-cell table:style-name="ce22" office:value-type="string" calcext:value-type="string">
            <text:p>TOC15EE03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lan K Antony</text:p>
          </table:table-cell>
          <table:table-cell table:style-name="ce22" office:value-type="string" calcext:value-type="string">
            <text:p>TOC15ME02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Bifil Mon Martin</text:p>
          </table:table-cell>
          <table:table-cell table:style-name="ce22" office:value-type="string" calcext:value-type="string">
            <text:p>TOC16EC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khil S Kadavan</text:p>
          </table:table-cell>
          <table:table-cell table:style-name="ce22" office:value-type="string" calcext:value-type="string">
            <text:p>VJC18CE00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Mohammed Anas </text:p>
          </table:table-cell>
          <table:table-cell table:style-name="ce22" office:value-type="string" calcext:value-type="string">
            <text:p>VML16CE06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Sachin S </text:p>
          </table:table-cell>
          <table:table-cell table:style-name="ce22" office:value-type="string" calcext:value-type="string">
            <text:p>YCE15ME09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2" table:number-rows-repeated="104851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'001'.A1:'001'.F38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font-size="15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1:52:54.457724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11:53:50.093527106</dc:date>
    <meta:editing-duration>PT19M10S</meta:editing-duration>
    <meta:editing-cycles>20</meta:editing-cycles>
    <meta:generator>LibreOffice/6.4.7.2$Linux_X86_64 LibreOffice_project/40$Build-2</meta:generator>
    <meta:document-statistic meta:table-count="3" meta:cell-count="6518" meta:object-count="0"/>
  </office:meta>
</office:document-meta>
</file>